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4bd5e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4bd5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style:font-name-asian="AR PL UMing HK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Hoja2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</table:table>
      <table:table table:name="Hoja1" table:style-name="ta1">
        <table:table-column table:style-name="co3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table:number-columns-spanned="4" table:number-rows-spanned="1">
            <text:p>EVOLUCION TEMPORAL por U.O, AÑO Y OBJETO</text:p>
          </table:table-cell>
          <table:covered-table-cell table:number-columns-repeated="3"/>
          <table:table-cell/>
          <table:table-cell table:style-name="ce13" office:value-type="string">
            <text:p>CON DECIMALE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>
            <text:p>Año</text:p>
          </table:table-cell>
          <table:table-cell table:style-name="ce6" office:value-type="string">
            <text:p>U.O.</text:p>
          </table:table-cell>
          <table:table-cell table:style-name="ce6" office:value-type="string">
            <text:p>Objeto</text:p>
          </table:table-cell>
          <table:table-cell table:style-name="ce6" office:value-type="string">
            <text:p>Gasto</text:p>
          </table:table-cell>
          <table:table-cell/>
          <table:table-cell table:style-name="ce6" office:value-type="string">
            <text:p>Año</text:p>
          </table:table-cell>
          <table:table-cell table:style-name="ce6" office:value-type="string">
            <text:p>U.O.</text:p>
          </table:table-cell>
          <table:table-cell table:style-name="ce6" office:value-type="string">
            <text:p>Objeto</text:p>
          </table:table-cell>
          <table:table-cell table:style-name="ce6" office:value-type="string">
            <text:p>Gasto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4164">
            <text:p>164164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4164">
            <text:p>164164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67002">
            <text:p>567002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67002.13">
            <text:p>567002,13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499394">
            <text:p>499394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499394">
            <text:p>499394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77000">
            <text:p>3770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77000">
            <text:p>3770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62521">
            <text:p>176252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62521.17">
            <text:p>1762521,17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87649">
            <text:p>2287649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87649.49">
            <text:p>2287649,49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02000">
            <text:p>5020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02000">
            <text:p>5020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46545">
            <text:p>54654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46545.66">
            <text:p>546545,66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6934525">
            <text:p>693452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6934525.06">
            <text:p>6934525,06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6000">
            <text:p>1260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6000">
            <text:p>1260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3741">
            <text:p>4374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3741.39">
            <text:p>43741,3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19959">
            <text:p>501995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19959.2">
            <text:p>5019959,2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9025">
            <text:p>79025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9025.47">
            <text:p>79025,4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61567">
            <text:p>236156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61567.03">
            <text:p>2361567,03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16520">
            <text:p>161652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16520">
            <text:p>161652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69809">
            <text:p>86980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69809.79">
            <text:p>869809,7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417">
            <text:p>25417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417.12">
            <text:p>25417,1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9351">
            <text:p>16935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9351.17">
            <text:p>169351,1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ervicio</text:p>
          </table:table-cell>
          <table:table-cell table:style-name="ce7" office:value-type="float" office:value="75034">
            <text:p>7503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ervicio</text:p>
          </table:table-cell>
          <table:table-cell table:style-name="ce7" office:value-type="float" office:value="75034.87">
            <text:p>75034,8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Obra</text:p>
          </table:table-cell>
          <table:table-cell table:style-name="ce7" office:value-type="float" office:value="19086">
            <text:p>1908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Obra</text:p>
          </table:table-cell>
          <table:table-cell table:style-name="ce7" office:value-type="float" office:value="19086.26">
            <text:p>19086,26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06">
            <text:p>1106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06.12">
            <text:p>1106,1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841">
            <text:p>88841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841.54">
            <text:p>88841,5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44">
            <text:p>2644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44">
            <text:p>264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ervicio</text:p>
          </table:table-cell>
          <table:table-cell table:style-name="ce7" office:value-type="float" office:value="81868">
            <text:p>8186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AEE</text:p>
          </table:table-cell>
          <table:table-cell table:style-name="ce7" office:value-type="string">
            <text:p>Servicio</text:p>
          </table:table-cell>
          <table:table-cell table:style-name="ce7" office:value-type="float" office:value="81868.84">
            <text:p>81868,8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1287">
            <text:p>4128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1287.36">
            <text:p>41287,3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6817">
            <text:p>32681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6817.6">
            <text:p>326817,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Obra</text:p>
          </table:table-cell>
          <table:table-cell table:style-name="ce7" office:value-type="float" office:value="57016">
            <text:p>5701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Obra</text:p>
          </table:table-cell>
          <table:table-cell table:style-name="ce7" office:value-type="float" office:value="57016.77">
            <text:p>57016,7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6718">
            <text:p>21671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6718.82">
            <text:p>216718,8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7014">
            <text:p>37014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7014.77">
            <text:p>37014,7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Obra</text:p>
          </table:table-cell>
          <table:table-cell table:style-name="ce7" office:value-type="float" office:value="72474">
            <text:p>72474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Obra</text:p>
          </table:table-cell>
          <table:table-cell table:style-name="ce7" office:value-type="float" office:value="72474.88">
            <text:p>72474,8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3729">
            <text:p>27372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3729.53">
            <text:p>273729,5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2845">
            <text:p>13284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2845.3">
            <text:p>132845,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11">
            <text:p>511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11.1">
            <text:p>511,1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078">
            <text:p>4507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AIICC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078.47">
            <text:p>45078,47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2900">
            <text:p>329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2900">
            <text:p>329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1100">
            <text:p>711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1100">
            <text:p>711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4000">
            <text:p>440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4000">
            <text:p>440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500">
            <text:p>575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500">
            <text:p>575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000">
            <text:p>100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000">
            <text:p>100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500">
            <text:p>575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500">
            <text:p>5750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000">
            <text:p>230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000">
            <text:p>230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29">
            <text:p>122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29.88">
            <text:p>1229,88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125">
            <text:p>3612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125">
            <text:p>36125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875">
            <text:p>14875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AD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875">
            <text:p>1487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3507">
            <text:p>24350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3507">
            <text:p>24350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1300">
            <text:p>4130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1300">
            <text:p>4130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0653">
            <text:p>55065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0653.61">
            <text:p>550653,6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88487">
            <text:p>138848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88487">
            <text:p>138848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603112">
            <text:p>60311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603112.32">
            <text:p>603112,3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755">
            <text:p>2175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755">
            <text:p>2175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444359">
            <text:p>44435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GA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444359.25">
            <text:p>444359,2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52196">
            <text:p>15219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52196.75">
            <text:p>152196,7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21376">
            <text:p>142137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21376.42">
            <text:p>1421376,4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12783">
            <text:p>1212783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12783.01">
            <text:p>1212783,01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68903">
            <text:p>1268903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68903.26">
            <text:p>1268903,26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0200">
            <text:p>75020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0200">
            <text:p>750200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6994">
            <text:p>656994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6994.91">
            <text:p>656994,91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87683">
            <text:p>687683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AMAY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87683.33">
            <text:p>687683,3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5637">
            <text:p>13563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5637.5">
            <text:p>135637,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20130">
            <text:p>82013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20130.26">
            <text:p>820130,2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Obra</text:p>
          </table:table-cell>
          <table:table-cell table:style-name="ce7" office:value-type="float" office:value="23205">
            <text:p>2320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Obra</text:p>
          </table:table-cell>
          <table:table-cell table:style-name="ce7" office:value-type="float" office:value="23205">
            <text:p>2320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635">
            <text:p>363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635.44">
            <text:p>3635,44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6937">
            <text:p>56937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6937.5">
            <text:p>56937,5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562">
            <text:p>7562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APE-RTV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562.5">
            <text:p>7562,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6147">
            <text:p>5614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6147.49">
            <text:p>56147,4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92329">
            <text:p>129232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92329.04">
            <text:p>1292329,0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Obra</text:p>
          </table:table-cell>
          <table:table-cell table:style-name="ce7" office:value-type="float" office:value="79633">
            <text:p>7963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Obra</text:p>
          </table:table-cell>
          <table:table-cell table:style-name="ce7" office:value-type="float" office:value="79633.04">
            <text:p>79633,04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8858">
            <text:p>7885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8858.87">
            <text:p>78858,8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89461">
            <text:p>1189461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AVR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89461.48">
            <text:p>1189461,48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72346">
            <text:p>472346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72346.6">
            <text:p>472346,6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9404">
            <text:p>8940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9404.32">
            <text:p>89404,3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2420">
            <text:p>19242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2420">
            <text:p>192420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960">
            <text:p>1196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960">
            <text:p>1196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5498">
            <text:p>65498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5498.41">
            <text:p>65498,41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4013">
            <text:p>51401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4013.81">
            <text:p>514013,81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5409">
            <text:p>3540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5409.82">
            <text:p>35409,8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29143">
            <text:p>82914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29143">
            <text:p>829143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086">
            <text:p>1708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086.4">
            <text:p>17086,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613754">
            <text:p>61375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613754">
            <text:p>613754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440">
            <text:p>944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440">
            <text:p>944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34253">
            <text:p>53425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34253">
            <text:p>53425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096">
            <text:p>2709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096.4">
            <text:p>27096,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4467">
            <text:p>32446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4467">
            <text:p>32446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252">
            <text:p>25252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252.7">
            <text:p>25252,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7300">
            <text:p>15730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A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7300">
            <text:p>15730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3718">
            <text:p>23718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3718.13">
            <text:p>23718,1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675">
            <text:p>2167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675.68">
            <text:p>21675,6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453">
            <text:p>1645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453.67">
            <text:p>16453,67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970">
            <text:p>1197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970">
            <text:p>1197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4033">
            <text:p>3403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4033.83">
            <text:p>34033,8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877">
            <text:p>20877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877.22">
            <text:p>20877,2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237">
            <text:p>21237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237.07">
            <text:p>21237,0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9594">
            <text:p>39594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9594.7">
            <text:p>39594,7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1239">
            <text:p>22123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1239.99">
            <text:p>221239,9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57116">
            <text:p>1357116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57116.41">
            <text:p>1357116,41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6456">
            <text:p>27645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6456.96">
            <text:p>276456,9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988815">
            <text:p>988815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988815">
            <text:p>98881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297394">
            <text:p>29739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297394.89">
            <text:p>297394,89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9138">
            <text:p>7913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9138.77">
            <text:p>79138,7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2221">
            <text:p>1502221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2221.43">
            <text:p>1502221,43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4209058">
            <text:p>420905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4209058">
            <text:p>420905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5992">
            <text:p>14599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5992.06">
            <text:p>145992,0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40438">
            <text:p>264043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40438.36">
            <text:p>2640438,3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1965392">
            <text:p>196539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1965392">
            <text:p>196539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56105">
            <text:p>245610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56105.28">
            <text:p>2456105,28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1929724">
            <text:p>1929724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1929724.11">
            <text:p>1929724,11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38888">
            <text:p>2638888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38888.19">
            <text:p>2638888,19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598431">
            <text:p>598431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Obra</text:p>
          </table:table-cell>
          <table:table-cell table:style-name="ce7" office:value-type="float" office:value="598431">
            <text:p>598431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4283">
            <text:p>974283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ALRI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4283.69">
            <text:p>974283,69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50776">
            <text:p>3350776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50776.96">
            <text:p>3350776,96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65976">
            <text:p>1165976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65976.21">
            <text:p>1165976,21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266848">
            <text:p>2266848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266848.05">
            <text:p>2266848,05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900858">
            <text:p>490085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900858.73">
            <text:p>4900858,7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7596944">
            <text:p>759694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7596944.44">
            <text:p>7596944,44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Obra</text:p>
          </table:table-cell>
          <table:table-cell table:style-name="ce7" office:value-type="float" office:value="86147">
            <text:p>86147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Obra</text:p>
          </table:table-cell>
          <table:table-cell table:style-name="ce7" office:value-type="float" office:value="86147.99">
            <text:p>86147,99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877073">
            <text:p>287707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877073.38">
            <text:p>2877073,3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70208">
            <text:p>4270208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70208.54">
            <text:p>4270208,5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6454589">
            <text:p>645458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6454589.28">
            <text:p>6454589,2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Obra</text:p>
          </table:table-cell>
          <table:table-cell table:style-name="ce7" office:value-type="float" office:value="51063">
            <text:p>5106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Obra</text:p>
          </table:table-cell>
          <table:table-cell table:style-name="ce7" office:value-type="float" office:value="51063.66">
            <text:p>51063,66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10000">
            <text:p>7100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10000">
            <text:p>7100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47491">
            <text:p>144749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47491.23">
            <text:p>1447491,2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420201">
            <text:p>1342020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420201.23">
            <text:p>13420201,2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Obra</text:p>
          </table:table-cell>
          <table:table-cell table:style-name="ce7" office:value-type="float" office:value="17093">
            <text:p>1709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Obra</text:p>
          </table:table-cell>
          <table:table-cell table:style-name="ce7" office:value-type="float" office:value="17093">
            <text:p>17093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78004">
            <text:p>187800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78004.05">
            <text:p>1878004,0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02317">
            <text:p>540231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02317.8">
            <text:p>5402317,8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Obra</text:p>
          </table:table-cell>
          <table:table-cell table:style-name="ce7" office:value-type="float" office:value="708">
            <text:p>708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Obra</text:p>
          </table:table-cell>
          <table:table-cell table:style-name="ce7" office:value-type="float" office:value="708">
            <text:p>70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6817">
            <text:p>426817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6817.66">
            <text:p>426817,66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6884186">
            <text:p>6884186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6884186.32">
            <text:p>6884186,32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00859">
            <text:p>510085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00859.52">
            <text:p>5100859,5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47281">
            <text:p>4247281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47281.98">
            <text:p>4247281,9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9680">
            <text:p>968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9680">
            <text:p>968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00363">
            <text:p>120036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00363.93">
            <text:p>1200363,9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78869">
            <text:p>547886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78869.13">
            <text:p>5478869,1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62217">
            <text:p>1262217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62217.09">
            <text:p>1262217,09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7165367">
            <text:p>7165367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7165367.42">
            <text:p>7165367,42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99405">
            <text:p>1399405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99405.59">
            <text:p>1399405,59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1750">
            <text:p>211750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APDR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1750">
            <text:p>21175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2300">
            <text:p>323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2300">
            <text:p>323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300">
            <text:p>293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300">
            <text:p>293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300">
            <text:p>630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810">
            <text:p>2181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810">
            <text:p>2181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806">
            <text:p>11806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806.2">
            <text:p>11806,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950">
            <text:p>1495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950">
            <text:p>1495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957">
            <text:p>1495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957.7">
            <text:p>14957,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710">
            <text:p>1471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710">
            <text:p>1471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013">
            <text:p>1201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013.02">
            <text:p>12013,0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70822">
            <text:p>67082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70822.24">
            <text:p>670822,2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243">
            <text:p>16124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243.94">
            <text:p>161243,9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21450">
            <text:p>232145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21450.04">
            <text:p>2321450,04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358">
            <text:p>7358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358.83">
            <text:p>7358,83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475">
            <text:p>16475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475.97">
            <text:p>16475,97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58181">
            <text:p>58181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58181.81">
            <text:p>58181,81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53946">
            <text:p>553946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53946.45">
            <text:p>553946,45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17942">
            <text:p>1117942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17942.17">
            <text:p>1117942,17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63834">
            <text:p>63834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63834.39">
            <text:p>63834,39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51605">
            <text:p>151605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51605.68">
            <text:p>151605,6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75720">
            <text:p>57572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75720.94">
            <text:p>575720,94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3734405">
            <text:p>373440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3734405.28">
            <text:p>3734405,2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68111">
            <text:p>6811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68111.12">
            <text:p>68111,12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9695">
            <text:p>27969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9695.48">
            <text:p>279695,4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3496343">
            <text:p>349634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3496343.49">
            <text:p>3496343,49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110807">
            <text:p>110807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110807.38">
            <text:p>110807,38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9500">
            <text:p>995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9500.16">
            <text:p>99500,1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66856">
            <text:p>2066856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66856.82">
            <text:p>2066856,8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9318">
            <text:p>9318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9318.92">
            <text:p>9318,92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54454">
            <text:p>15445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54454.86">
            <text:p>154454,8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86627">
            <text:p>118662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86627.25">
            <text:p>1186627,2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379245">
            <text:p>379245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Obra</text:p>
          </table:table-cell>
          <table:table-cell table:style-name="ce7" office:value-type="float" office:value="379245.6">
            <text:p>379245,6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4829">
            <text:p>9482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4829.44">
            <text:p>94829,44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89162">
            <text:p>198916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89162.78">
            <text:p>1989162,7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1555">
            <text:p>57155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CUL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1555.77">
            <text:p>571555,7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2000">
            <text:p>9200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2000">
            <text:p>920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5009">
            <text:p>22500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5009.31">
            <text:p>225009,3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8507">
            <text:p>43850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8507.59">
            <text:p>438507,59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2343">
            <text:p>192343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2343.71">
            <text:p>192343,71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54308">
            <text:p>525430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54308.04">
            <text:p>5254308,04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03965">
            <text:p>3203965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E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03965.45">
            <text:p>3203965,45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0236">
            <text:p>110236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0236.5">
            <text:p>110236,5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894204">
            <text:p>894204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894204.98">
            <text:p>894204,98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21767">
            <text:p>1821767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21767.78">
            <text:p>1821767,78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23172">
            <text:p>1623172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23172.48">
            <text:p>1623172,48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907468">
            <text:p>907468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907468.8">
            <text:p>907468,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80563">
            <text:p>68056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80563.77">
            <text:p>680563,77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96211">
            <text:p>479621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96211.63">
            <text:p>4796211,6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Obra</text:p>
          </table:table-cell>
          <table:table-cell table:style-name="ce7" office:value-type="float" office:value="17101">
            <text:p>1710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Obra</text:p>
          </table:table-cell>
          <table:table-cell table:style-name="ce7" office:value-type="float" office:value="17101.76">
            <text:p>17101,76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41022">
            <text:p>114102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41022.4">
            <text:p>1141022,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31772">
            <text:p>23177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31772.45">
            <text:p>231772,4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82648">
            <text:p>6582648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82648.26">
            <text:p>6582648,2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5534">
            <text:p>1615534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5534.85">
            <text:p>1615534,8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7865154">
            <text:p>7865154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7865154.69">
            <text:p>7865154,6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Obra</text:p>
          </table:table-cell>
          <table:table-cell table:style-name="ce7" office:value-type="float" office:value="69940">
            <text:p>6994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Obra</text:p>
          </table:table-cell>
          <table:table-cell table:style-name="ce7" office:value-type="float" office:value="69940.21">
            <text:p>69940,21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8391">
            <text:p>288391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8391.97">
            <text:p>288391,9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8227697">
            <text:p>822769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8227697.67">
            <text:p>8227697,6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3638">
            <text:p>19363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3638.84">
            <text:p>193638,84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32224">
            <text:p>3532224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32224.36">
            <text:p>3532224,36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Obra</text:p>
          </table:table-cell>
          <table:table-cell table:style-name="ce7" office:value-type="float" office:value="313181">
            <text:p>313181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Obra</text:p>
          </table:table-cell>
          <table:table-cell table:style-name="ce7" office:value-type="float" office:value="313181.7">
            <text:p>313181,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1066">
            <text:p>45106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1066.88">
            <text:p>451066,8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850735">
            <text:p>485073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850735.95">
            <text:p>4850735,9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Obra</text:p>
          </table:table-cell>
          <table:table-cell table:style-name="ce7" office:value-type="float" office:value="2142896">
            <text:p>214289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Obra</text:p>
          </table:table-cell>
          <table:table-cell table:style-name="ce7" office:value-type="float" office:value="2142896.37">
            <text:p>2142896,3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1675">
            <text:p>13167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1675">
            <text:p>13167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43068">
            <text:p>404306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43068.58">
            <text:p>4043068,58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8886">
            <text:p>278886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8886.77">
            <text:p>278886,77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000">
            <text:p>360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000">
            <text:p>36000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Obra</text:p>
          </table:table-cell>
          <table:table-cell table:style-name="ce7" office:value-type="float" office:value="19397">
            <text:p>19397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Obra</text:p>
          </table:table-cell>
          <table:table-cell table:style-name="ce7" office:value-type="float" office:value="19397.28">
            <text:p>19397,28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0372">
            <text:p>70372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0372.56">
            <text:p>70372,56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46885">
            <text:p>2546885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46885.21">
            <text:p>2546885,21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7189">
            <text:p>27718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7189.73">
            <text:p>277189,73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Obra</text:p>
          </table:table-cell>
          <table:table-cell table:style-name="ce7" office:value-type="float" office:value="5929292">
            <text:p>5929292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Obra</text:p>
          </table:table-cell>
          <table:table-cell table:style-name="ce7" office:value-type="float" office:value="5929292.25">
            <text:p>5929292,25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393224">
            <text:p>4393224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393224.12">
            <text:p>4393224,1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78419">
            <text:p>6278419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78419.36">
            <text:p>6278419,36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24323">
            <text:p>142432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24323.23">
            <text:p>1424323,2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Obra</text:p>
          </table:table-cell>
          <table:table-cell table:style-name="ce7" office:value-type="float" office:value="612009">
            <text:p>612009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Obra</text:p>
          </table:table-cell>
          <table:table-cell table:style-name="ce7" office:value-type="float" office:value="612009.6">
            <text:p>612009,6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352045">
            <text:p>735204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352045.74">
            <text:p>7352045,7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37920">
            <text:p>83792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37920">
            <text:p>83792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942585">
            <text:p>94258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942585.65">
            <text:p>942585,6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Obra</text:p>
          </table:table-cell>
          <table:table-cell table:style-name="ce7" office:value-type="float" office:value="283742">
            <text:p>28374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Obra</text:p>
          </table:table-cell>
          <table:table-cell table:style-name="ce7" office:value-type="float" office:value="283742">
            <text:p>283742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415235">
            <text:p>341523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415235">
            <text:p>341523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78579">
            <text:p>7857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H</text:p>
          </table:table-cell>
          <table:table-cell table:style-name="ce7" office:value-type="string">
            <text:p>Servicio</text:p>
          </table:table-cell>
          <table:table-cell table:style-name="ce7" office:value-type="float" office:value="78579">
            <text:p>7857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567948">
            <text:p>156794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567948.69">
            <text:p>1567948,6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5933">
            <text:p>22593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5933.62">
            <text:p>225933,6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Obra</text:p>
          </table:table-cell>
          <table:table-cell table:style-name="ce7" office:value-type="float" office:value="1664">
            <text:p>166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Obra</text:p>
          </table:table-cell>
          <table:table-cell table:style-name="ce7" office:value-type="float" office:value="1664">
            <text:p>166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66786">
            <text:p>2066786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66786.97">
            <text:p>2066786,97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79044">
            <text:p>137904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79044.33">
            <text:p>1379044,3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69776">
            <text:p>869776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69776.77">
            <text:p>869776,77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46374">
            <text:p>4046374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46374.61">
            <text:p>4046374,61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07365">
            <text:p>507365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07365.51">
            <text:p>507365,51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65613">
            <text:p>2565613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H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65613.86">
            <text:p>2565613,8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0800">
            <text:p>1108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0800">
            <text:p>11080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500">
            <text:p>625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500">
            <text:p>6250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2100">
            <text:p>5210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2100">
            <text:p>5210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4492">
            <text:p>11449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4492.38">
            <text:p>114492,3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7896">
            <text:p>9789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7896.87">
            <text:p>97896,8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6192">
            <text:p>14619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6192.48">
            <text:p>146192,48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530">
            <text:p>1153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530.9">
            <text:p>11530,9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3985">
            <text:p>11398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-AA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3985.87">
            <text:p>113985,8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-AD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3500">
            <text:p>335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-AD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3500">
            <text:p>3350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-ADC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780">
            <text:p>4178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-ADC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780">
            <text:p>4178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-AD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125">
            <text:p>3612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-AD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125">
            <text:p>3612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-AD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875">
            <text:p>1487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-AD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875">
            <text:p>1487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IC-CFR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4160">
            <text:p>20416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IC-CFR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4160">
            <text:p>20416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00">
            <text:p>50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5713.19">
            <text:p>275713,1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351">
            <text:p>20351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9553.5">
            <text:p>709553,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7238">
            <text:p>137238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Obra</text:p>
          </table:table-cell>
          <table:table-cell table:style-name="ce7" office:value-type="float" office:value="29700">
            <text:p>29700</text:p>
          </table:table-cell>
          <table:table-cell/>
        </table:table-row>
        <table:table-row table:style-name="ro2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7">
            <text:p>407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68281">
            <text:p>68281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524">
            <text:p>3252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6898.04">
            <text:p>166898,04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7">
            <text:p>407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39502.68">
            <text:p>1139502,68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7">
            <text:p>407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Obra</text:p>
          </table:table-cell>
          <table:table-cell table:style-name="ce7" office:value-type="float" office:value="2515">
            <text:p>2515</text:p>
          </table:table-cell>
          <table:table-cell/>
        </table:table-row>
        <table:table-row table:style-name="ro2">
          <table:table-cell/>
          <table:table-cell table:style-name="ce4" office:value-type="float" office:value="2017">
            <text:p>2017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7">
            <text:p>407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9607.29">
            <text:p>29607,2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4514">
            <text:p>8451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9829.97">
            <text:p>189829,9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0691">
            <text:p>470691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32412.01">
            <text:p>832412,0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Obra</text:p>
          </table:table-cell>
          <table:table-cell table:style-name="ce7" office:value-type="float" office:value="3540">
            <text:p>354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10818.35">
            <text:p>310818,3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300">
            <text:p>93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63493.94">
            <text:p>563493,94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0200">
            <text:p>1702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Obra</text:p>
          </table:table-cell>
          <table:table-cell table:style-name="ce7" office:value-type="float" office:value="70735.93">
            <text:p>70735,9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Obra</text:p>
          </table:table-cell>
          <table:table-cell table:style-name="ce7" office:value-type="float" office:value="21780">
            <text:p>2178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5518.69">
            <text:p>105518,6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3817">
            <text:p>5381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1653.36">
            <text:p>881653,3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ervicio</text:p>
          </table:table-cell>
          <table:table-cell table:style-name="ce7" office:value-type="float" office:value="800793">
            <text:p>80079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9100.42">
            <text:p>289100,4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7177">
            <text:p>77177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77678.91">
            <text:p>2377678,91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0331">
            <text:p>38033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9524.1">
            <text:p>219524,1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6633">
            <text:p>7663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33196.57">
            <text:p>2733196,57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88371">
            <text:p>288371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611.5">
            <text:p>75611,5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317">
            <text:p>38317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15578.73">
            <text:p>1615578,7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P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328">
            <text:p>20328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99579.62">
            <text:p>799579,62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88527">
            <text:p>288527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900000">
            <text:p>900000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6">
            <text:p>11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-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900000">
            <text:p>3900000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87356">
            <text:p>2587356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-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00000">
            <text:p>5100000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55894">
            <text:p>3855894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-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00000">
            <text:p>2100000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67953">
            <text:p>106795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4672.65">
            <text:p>74672,6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7550">
            <text:p>30755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7243.6">
            <text:p>247243,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84891">
            <text:p>4584891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7734.08">
            <text:p>97734,08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Obra</text:p>
          </table:table-cell>
          <table:table-cell table:style-name="ce7" office:value-type="float" office:value="1100000">
            <text:p>11000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731072.87">
            <text:p>731072,8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09652">
            <text:p>50965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85000">
            <text:p>8500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21209">
            <text:p>432120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SGT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Obra</text:p>
          </table:table-cell>
          <table:table-cell table:style-name="ce7" office:value-type="float" office:value="39435">
            <text:p>39435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1097.64">
            <text:p>171097,64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6240">
            <text:p>10624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620">
            <text:p>1062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51820">
            <text:p>465182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699.27">
            <text:p>52699,2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Obra</text:p>
          </table:table-cell>
          <table:table-cell table:style-name="ce7" office:value-type="float" office:value="61000">
            <text:p>610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6027.51">
            <text:p>126027,5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2105">
            <text:p>242105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8454.11">
            <text:p>128454,1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81702">
            <text:p>458170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409.02">
            <text:p>21409,0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5316">
            <text:p>10531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00">
            <text:p>5000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94347">
            <text:p>279434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351.09">
            <text:p>20351,09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30037">
            <text:p>133003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7238.2">
            <text:p>137238,2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713">
            <text:p>35713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7.4">
            <text:p>407,4</text:p>
          </table:table-cell>
          <table:table-cell/>
        </table:table-row>
        <table:table-row table:style-name="ro1">
          <table:table-cell/>
          <table:table-cell table:style-name="ce4" office:value-type="float" office:value="2017">
            <text:p>2017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713">
            <text:p>35713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524.8">
            <text:p>32524,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ICEST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8265">
            <text:p>168265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7.4">
            <text:p>407,4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ICEST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2640">
            <text:p>62640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7.4">
            <text:p>407,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ICEST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21">
            <text:p>721</text:p>
          </table:table-cell>
          <table:table-cell/>
          <table:table-cell table:style-name="ce7" office:value-type="float" office:value="2017">
            <text:p>2017</text:p>
          </table:table-cell>
          <table:table-cell table:style-name="ce7" office:value-type="string">
            <text:p>CEICE-AA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7.4">
            <text:p>407,4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5713">
            <text:p>27571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4514.54">
            <text:p>84514,54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9553">
            <text:p>70955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0691.54">
            <text:p>470691,54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Obra</text:p>
          </table:table-cell>
          <table:table-cell table:style-name="ce7" office:value-type="float" office:value="29700">
            <text:p>2970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Obra</text:p>
          </table:table-cell>
          <table:table-cell table:style-name="ce7" office:value-type="float" office:value="3540">
            <text:p>354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68281">
            <text:p>68281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300">
            <text:p>93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6898">
            <text:p>16689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0200">
            <text:p>1702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39502">
            <text:p>1139502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-AEM</text:p>
          </table:table-cell>
          <table:table-cell table:style-name="ce7" office:value-type="string">
            <text:p>Obra</text:p>
          </table:table-cell>
          <table:table-cell table:style-name="ce7" office:value-type="float" office:value="21780">
            <text:p>2178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Obra</text:p>
          </table:table-cell>
          <table:table-cell table:style-name="ce7" office:value-type="float" office:value="2515">
            <text:p>251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3817">
            <text:p>53817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9607">
            <text:p>2960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ervicio</text:p>
          </table:table-cell>
          <table:table-cell table:style-name="ce7" office:value-type="float" office:value="800793.1">
            <text:p>800793,1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9829">
            <text:p>18982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7177.5">
            <text:p>77177,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32412">
            <text:p>832412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0331">
            <text:p>380331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10818">
            <text:p>310818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6633">
            <text:p>7663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63493">
            <text:p>563493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88371">
            <text:p>288371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Obra</text:p>
          </table:table-cell>
          <table:table-cell table:style-name="ce7" office:value-type="float" office:value="70735">
            <text:p>70735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EICE-EX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317">
            <text:p>3831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5518">
            <text:p>10551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P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328">
            <text:p>20328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1653">
            <text:p>88165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7550.51">
            <text:p>307550,51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9100">
            <text:p>2891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84891.62">
            <text:p>4584891,6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77678">
            <text:p>2377678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Obra</text:p>
          </table:table-cell>
          <table:table-cell table:style-name="ce7" office:value-type="float" office:value="1100000">
            <text:p>11000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9524">
            <text:p>21952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09652.91">
            <text:p>509652,9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33196">
            <text:p>273319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21209.29">
            <text:p>4321209,29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611">
            <text:p>75611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Obra</text:p>
          </table:table-cell>
          <table:table-cell table:style-name="ce7" office:value-type="float" office:value="39435.03">
            <text:p>39435,0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15578">
            <text:p>161557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6240.88">
            <text:p>106240,88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EIC-IEC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99579">
            <text:p>79957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51820.61">
            <text:p>4651820,61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11377">
            <text:p>1111377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Obra</text:p>
          </table:table-cell>
          <table:table-cell table:style-name="ce7" office:value-type="float" office:value="61000">
            <text:p>6100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Obra</text:p>
          </table:table-cell>
          <table:table-cell table:style-name="ce7" office:value-type="float" office:value="194000">
            <text:p>19400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2105.36">
            <text:p>242105,3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02470">
            <text:p>170247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81702.11">
            <text:p>4581702,1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Obra</text:p>
          </table:table-cell>
          <table:table-cell table:style-name="ce7" office:value-type="float" office:value="738110">
            <text:p>73811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5316.19">
            <text:p>105316,19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33678">
            <text:p>263367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94347.01">
            <text:p>2794347,01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900000">
            <text:p>90000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30037.5">
            <text:p>1330037,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-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900000">
            <text:p>3900000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713.25">
            <text:p>35713,2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-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00000">
            <text:p>5100000</text:p>
          </table:table-cell>
          <table:table-cell/>
          <table:table-cell table:style-name="ce7" office:value-type="float" office:value="2017">
            <text:p>2017</text:p>
          </table:table-cell>
          <table:table-cell table:style-name="ce7" office:value-type="string">
            <text:p>CE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713.24">
            <text:p>35713,2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-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00000">
            <text:p>210000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88527.11">
            <text:p>288527,1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608355">
            <text:p>60835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6.95">
            <text:p>116,9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49708">
            <text:p>134970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87356.74">
            <text:p>2587356,74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4672">
            <text:p>74672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55894.46">
            <text:p>3855894,4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7243">
            <text:p>247243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EICE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67953.96">
            <text:p>1067953,9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7734">
            <text:p>9773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ICEST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8265.26">
            <text:p>168265,2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731072">
            <text:p>73107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ICEST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2640">
            <text:p>6264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85000">
            <text:p>850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ICEST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21.11">
            <text:p>721,11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744">
            <text:p>14744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11377.85">
            <text:p>1111377,8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88601">
            <text:p>2588601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Obra</text:p>
          </table:table-cell>
          <table:table-cell table:style-name="ce7" office:value-type="float" office:value="194000">
            <text:p>19400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729366">
            <text:p>1072936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02470">
            <text:p>170247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313979">
            <text:p>1231397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Obra</text:p>
          </table:table-cell>
          <table:table-cell table:style-name="ce7" office:value-type="float" office:value="738110.17">
            <text:p>738110,1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502339">
            <text:p>1150233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SA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33678.49">
            <text:p>2633678,4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SGT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0">
            <text:p>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608355.78">
            <text:p>608355,78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1097">
            <text:p>171097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SC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49708.49">
            <text:p>1349708,49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620">
            <text:p>1062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744.1">
            <text:p>14744,1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IC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699">
            <text:p>52699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88601.3">
            <text:p>2588601,3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6027">
            <text:p>126027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729366.21">
            <text:p>10729366,21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8454">
            <text:p>128454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313979.49">
            <text:p>12313979,4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409">
            <text:p>2140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IC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502339.87">
            <text:p>11502339,8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IC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1603">
            <text:p>211603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IC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1603.5">
            <text:p>211603,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IC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20884">
            <text:p>5420884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IC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20884.4">
            <text:p>5420884,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IC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35811">
            <text:p>293581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IC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35811.81">
            <text:p>2935811,81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3200">
            <text:p>4032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03200">
            <text:p>403200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9050">
            <text:p>16905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9050">
            <text:p>16905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83259">
            <text:p>338325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83259.98">
            <text:p>3383259,98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667301">
            <text:p>5667301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667301.81">
            <text:p>5667301,81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16500">
            <text:p>165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16500">
            <text:p>165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39563">
            <text:p>83956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39563.69">
            <text:p>839563,6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27430">
            <text:p>302743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27430.72">
            <text:p>3027430,7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296000">
            <text:p>2960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296000">
            <text:p>2960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06328">
            <text:p>2106328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06328.51">
            <text:p>2106328,51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7928968">
            <text:p>7928968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7928968.5">
            <text:p>7928968,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64606">
            <text:p>64606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64606.59">
            <text:p>64606,5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09332">
            <text:p>809332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09332.68">
            <text:p>809332,68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589312">
            <text:p>11589312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589312.28">
            <text:p>11589312,28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144949">
            <text:p>14494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144949.41">
            <text:p>144949,41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24399">
            <text:p>1424399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24399.02">
            <text:p>1424399,02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329247">
            <text:p>1032924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329247.96">
            <text:p>10329247,9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6000">
            <text:p>60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6000">
            <text:p>600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2155">
            <text:p>72155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2155.2">
            <text:p>72155,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67779">
            <text:p>886777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67779.25">
            <text:p>8867779,2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50000">
            <text:p>5000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Obra</text:p>
          </table:table-cell>
          <table:table-cell table:style-name="ce7" office:value-type="float" office:value="50000">
            <text:p>500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35939">
            <text:p>553593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35939.38">
            <text:p>5535939,38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000">
            <text:p>3600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EM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000">
            <text:p>360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9196">
            <text:p>199196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9196.41">
            <text:p>199196,41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15286">
            <text:p>1515286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15286.23">
            <text:p>1515286,23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7233">
            <text:p>57233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7233.64">
            <text:p>57233,6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4476488">
            <text:p>4476488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4476488.84">
            <text:p>4476488,84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3618">
            <text:p>10361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3618.62">
            <text:p>103618,6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92758">
            <text:p>529275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92758.74">
            <text:p>5292758,7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32526">
            <text:p>43252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32526.9">
            <text:p>432526,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16516">
            <text:p>301651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16516.86">
            <text:p>3016516,86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8268">
            <text:p>12826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8268.82">
            <text:p>128268,8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73184">
            <text:p>2773184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73184.88">
            <text:p>2773184,88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Obra</text:p>
          </table:table-cell>
          <table:table-cell table:style-name="ce7" office:value-type="float" office:value="60119">
            <text:p>6011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Obra</text:p>
          </table:table-cell>
          <table:table-cell table:style-name="ce7" office:value-type="float" office:value="60119.71">
            <text:p>60119,71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443">
            <text:p>16443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443.9">
            <text:p>16443,9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9724">
            <text:p>659724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FV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9724.33">
            <text:p>659724,33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023">
            <text:p>25023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023.04">
            <text:p>25023,04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000">
            <text:p>120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000">
            <text:p>1200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62778">
            <text:p>362778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62778.4">
            <text:p>362778,4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9865">
            <text:p>419865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9865.88">
            <text:p>419865,88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84371">
            <text:p>484371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84371.98">
            <text:p>484371,9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5749">
            <text:p>85749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5749.49">
            <text:p>85749,4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49495">
            <text:p>194949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49495.77">
            <text:p>1949495,77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86231">
            <text:p>38623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86231.88">
            <text:p>386231,8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1052">
            <text:p>20105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1052.32">
            <text:p>201052,32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58982">
            <text:p>195898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58982.86">
            <text:p>1958982,86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Obra</text:p>
          </table:table-cell>
          <table:table-cell table:style-name="ce7" office:value-type="float" office:value="5500">
            <text:p>55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Obra</text:p>
          </table:table-cell>
          <table:table-cell table:style-name="ce7" office:value-type="float" office:value="5500">
            <text:p>5500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51002">
            <text:p>25100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51002.54">
            <text:p>251002,54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4305">
            <text:p>74305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4305.52">
            <text:p>74305,5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54551">
            <text:p>155455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54551.32">
            <text:p>1554551,3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Obra</text:p>
          </table:table-cell>
          <table:table-cell table:style-name="ce7" office:value-type="float" office:value="6000">
            <text:p>60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Obra</text:p>
          </table:table-cell>
          <table:table-cell table:style-name="ce7" office:value-type="float" office:value="6000">
            <text:p>600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53379">
            <text:p>1653379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53379.2">
            <text:p>1653379,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33133">
            <text:p>153313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GOB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33133.44">
            <text:p>1533133,44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008">
            <text:p>2400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008.42">
            <text:p>24008,4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Obra</text:p>
          </table:table-cell>
          <table:table-cell table:style-name="ce7" office:value-type="float" office:value="6666">
            <text:p>6666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Obra</text:p>
          </table:table-cell>
          <table:table-cell table:style-name="ce7" office:value-type="float" office:value="6666">
            <text:p>666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41584">
            <text:p>2241584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41584.86">
            <text:p>2241584,8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Obra</text:p>
          </table:table-cell>
          <table:table-cell table:style-name="ce7" office:value-type="float" office:value="2222">
            <text:p>222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Obra</text:p>
          </table:table-cell>
          <table:table-cell table:style-name="ce7" office:value-type="float" office:value="2222">
            <text:p>222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07371">
            <text:p>1907371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H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07371.33">
            <text:p>1907371,33</text:p>
          </table:table-cell>
          <table:table-cell/>
        </table:table-row>
        <table:table-row table:style-name="ro2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Obra</text:p>
          </table:table-cell>
          <table:table-cell table:style-name="ce7" office:value-type="float" office:value="820">
            <text:p>82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Obra</text:p>
          </table:table-cell>
          <table:table-cell table:style-name="ce7" office:value-type="float" office:value="820.86">
            <text:p>820,86</text:p>
          </table:table-cell>
          <table:table-cell/>
        </table:table-row>
        <table:table-row table:style-name="ro2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80">
            <text:p>388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80.14">
            <text:p>3880,14</text:p>
          </table:table-cell>
          <table:table-cell/>
        </table:table-row>
        <table:table-row table:style-name="ro2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Obra</text:p>
          </table:table-cell>
          <table:table-cell table:style-name="ce7" office:value-type="float" office:value="3908">
            <text:p>390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Obra</text:p>
          </table:table-cell>
          <table:table-cell table:style-name="ce7" office:value-type="float" office:value="3908.25">
            <text:p>3908,25</text:p>
          </table:table-cell>
          <table:table-cell/>
        </table:table-row>
        <table:table-row table:style-name="ro2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76">
            <text:p>2576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76.97">
            <text:p>2576,97</text:p>
          </table:table-cell>
          <table:table-cell/>
        </table:table-row>
        <table:table-row table:style-name="ro2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Obra</text:p>
          </table:table-cell>
          <table:table-cell table:style-name="ce7" office:value-type="float" office:value="72">
            <text:p>72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Obra</text:p>
          </table:table-cell>
          <table:table-cell table:style-name="ce7" office:value-type="float" office:value="72.6">
            <text:p>72,6</text:p>
          </table:table-cell>
          <table:table-cell/>
        </table:table-row>
        <table:table-row table:style-name="ro2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39">
            <text:p>2439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39">
            <text:p>2439</text:p>
          </table:table-cell>
          <table:table-cell/>
        </table:table-row>
        <table:table-row table:style-name="ro2">
          <table:table-cell/>
          <table:table-cell table:style-name="ce4" office:value-type="float" office:value="2017">
            <text:p>2017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12">
            <text:p>2512</text:p>
          </table:table-cell>
          <table:table-cell/>
          <table:table-cell table:style-name="ce7" office:value-type="float" office:value="2017">
            <text:p>2017</text:p>
          </table:table-cell>
          <table:table-cell table:style-name="ce7" office:value-type="string">
            <text:p>CHAP-AGE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12.17">
            <text:p>2512,1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00000">
            <text:p>16000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480">
            <text:p>6248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ervicio</text:p>
          </table:table-cell>
          <table:table-cell table:style-name="ce7" office:value-type="float" office:value="85710">
            <text:p>8571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80">
            <text:p>708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81567">
            <text:p>138156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3344.35">
            <text:p>23344,3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81212">
            <text:p>681212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8782.88">
            <text:p>178782,8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Obra</text:p>
          </table:table-cell>
          <table:table-cell table:style-name="ce7" office:value-type="float" office:value="1200001">
            <text:p>1200001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49088">
            <text:p>449088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00525">
            <text:p>70052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78.49">
            <text:p>1378,49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12983">
            <text:p>171298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5817.3">
            <text:p>205817,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Obra</text:p>
          </table:table-cell>
          <table:table-cell table:style-name="ce7" office:value-type="float" office:value="1600000">
            <text:p>160000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3045.6">
            <text:p>413045,6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55980">
            <text:p>55598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9117.8">
            <text:p>109117,8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0000">
            <text:p>13000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00000">
            <text:p>1600000</text:p>
          </table:table-cell>
          <table:table-cell/>
        </table:table-row>
        <table:table-row table:style-name="ro2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HAPDGTHA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342">
            <text:p>7534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ervicio</text:p>
          </table:table-cell>
          <table:table-cell table:style-name="ce7" office:value-type="float" office:value="85710">
            <text:p>8571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480">
            <text:p>6248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81567.28">
            <text:p>1381567,28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80">
            <text:p>708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81212.72">
            <text:p>681212,72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3344">
            <text:p>23344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Obra</text:p>
          </table:table-cell>
          <table:table-cell table:style-name="ce7" office:value-type="float" office:value="1200001">
            <text:p>1200001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8782">
            <text:p>178782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00525.5">
            <text:p>700525,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49088">
            <text:p>44908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12983.06">
            <text:p>1712983,0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78">
            <text:p>137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Obra</text:p>
          </table:table-cell>
          <table:table-cell table:style-name="ce7" office:value-type="float" office:value="1600000">
            <text:p>16000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5817">
            <text:p>205817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55980.5">
            <text:p>555980,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3045">
            <text:p>413045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HAPDGP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0000">
            <text:p>130000</text:p>
          </table:table-cell>
          <table:table-cell/>
        </table:table-row>
        <table:table-row table:style-name="ro2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HAP-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9117">
            <text:p>109117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HAPDGTHA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342">
            <text:p>75342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5151">
            <text:p>625151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5151.05">
            <text:p>625151,05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06379">
            <text:p>60637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06379.77">
            <text:p>606379,77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11950">
            <text:p>1195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11950">
            <text:p>11950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9567">
            <text:p>119567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9567.15">
            <text:p>119567,15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65815">
            <text:p>166581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65815">
            <text:p>1665815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874775">
            <text:p>87477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874775.3">
            <text:p>874775,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87568">
            <text:p>8756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87568.73">
            <text:p>87568,73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665268">
            <text:p>66526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665268.13">
            <text:p>665268,13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1406">
            <text:p>261406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1406.66">
            <text:p>261406,66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87430">
            <text:p>318743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87430.65">
            <text:p>3187430,6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8128">
            <text:p>8128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8128.02">
            <text:p>8128,02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26364">
            <text:p>22636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26364">
            <text:p>226364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2540">
            <text:p>28254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2540.93">
            <text:p>282540,9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00669">
            <text:p>410066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00669.11">
            <text:p>4100669,11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69598">
            <text:p>69598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69598">
            <text:p>69598</text:p>
          </table:table-cell>
          <table:table-cell/>
        </table:table-row>
        <table:table-row table:style-name="ro2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0025">
            <text:p>70025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0025">
            <text:p>7002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08246">
            <text:p>60824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08246.92">
            <text:p>608246,92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183244">
            <text:p>618324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183244.4">
            <text:p>6183244,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767010">
            <text:p>76701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767010">
            <text:p>76701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82052">
            <text:p>268205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82052.87">
            <text:p>2682052,8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9598419">
            <text:p>959841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9598419.12">
            <text:p>9598419,1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1088288">
            <text:p>108828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1088288">
            <text:p>108828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5179">
            <text:p>21517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5179.49">
            <text:p>215179,4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56335">
            <text:p>155633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56335.83">
            <text:p>1556335,8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138661">
            <text:p>13866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Obra</text:p>
          </table:table-cell>
          <table:table-cell table:style-name="ce7" office:value-type="float" office:value="138661">
            <text:p>138661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6552">
            <text:p>106552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I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6552">
            <text:p>106552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AAE-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5700">
            <text:p>5557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AAE-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5700">
            <text:p>555700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AAE-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5417">
            <text:p>315417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AAE-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5417.6">
            <text:p>315417,6</text:p>
          </table:table-cell>
          <table:table-cell/>
        </table:table-row>
        <table:table-row table:style-name="ro2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CE-AAE-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0080">
            <text:p>12008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CE-AAE-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0080">
            <text:p>120080</text:p>
          </table:table-cell>
          <table:table-cell/>
        </table:table-row>
        <table:table-row table:style-name="ro2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ICE-AAE-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9280">
            <text:p>928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ICE-AAE-SG</text:p>
          </table:table-cell>
          <table:table-cell table:style-name="ce7" office:value-type="string">
            <text:p>Servicio</text:p>
          </table:table-cell>
          <table:table-cell table:style-name="ce7" office:value-type="float" office:value="9280">
            <text:p>9280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AGAE-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800">
            <text:p>148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AGAE-S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800">
            <text:p>14800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ICE-DGI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959">
            <text:p>9959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ICE-DGI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959.55">
            <text:p>9959,55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ICE-DGI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740">
            <text:p>1174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ICE-DGI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740">
            <text:p>1174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CE-DGST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0000">
            <text:p>2400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CE-DGST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0000">
            <text:p>240000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ASI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3898730">
            <text:p>389873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ASI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3898730.66">
            <text:p>3898730,66</text:p>
          </table:table-cell>
          <table:table-cell/>
        </table:table-row>
        <table:table-row table:style-name="ro2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CE-SASI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32714">
            <text:p>32714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CE-SASI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32714.78">
            <text:p>32714,78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CE-S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60000">
            <text:p>1600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CE-S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60000">
            <text:p>160000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94220">
            <text:p>39422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94220">
            <text:p>394220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8064">
            <text:p>12806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C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8064">
            <text:p>128064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3778">
            <text:p>7377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3778.97">
            <text:p>73778,97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9463531">
            <text:p>946353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9463531.72">
            <text:p>9463531,7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Obra</text:p>
          </table:table-cell>
          <table:table-cell table:style-name="ce7" office:value-type="float" office:value="11148">
            <text:p>1114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Obra</text:p>
          </table:table-cell>
          <table:table-cell table:style-name="ce7" office:value-type="float" office:value="11148.09">
            <text:p>11148,09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059">
            <text:p>2005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059.22">
            <text:p>20059,22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309394">
            <text:p>1330939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309394.16">
            <text:p>13309394,1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529190">
            <text:p>1552919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529190.23">
            <text:p>15529190,23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9112053">
            <text:p>9112053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9112053.42">
            <text:p>9112053,4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75000">
            <text:p>7500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ICE-SCDSH</text:p>
          </table:table-cell>
          <table:table-cell table:style-name="ce7" office:value-type="string">
            <text:p>Servicio</text:p>
          </table:table-cell>
          <table:table-cell table:style-name="ce7" office:value-type="float" office:value="75000">
            <text:p>75000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91007">
            <text:p>391007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91007.28">
            <text:p>391007,28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5218">
            <text:p>555218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5218.45">
            <text:p>555218,45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Obra</text:p>
          </table:table-cell>
          <table:table-cell table:style-name="ce7" office:value-type="float" office:value="29463">
            <text:p>29463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Obra</text:p>
          </table:table-cell>
          <table:table-cell table:style-name="ce7" office:value-type="float" office:value="29463.84">
            <text:p>29463,84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06395">
            <text:p>106395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06395.6">
            <text:p>106395,6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98390">
            <text:p>39839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98390.4">
            <text:p>398390,4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8064">
            <text:p>41806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8064">
            <text:p>418064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67228">
            <text:p>3067228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67228.86">
            <text:p>3067228,86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6880625">
            <text:p>6880625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6880625.49">
            <text:p>6880625,49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Obra</text:p>
          </table:table-cell>
          <table:table-cell table:style-name="ce7" office:value-type="float" office:value="37750">
            <text:p>3775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Obra</text:p>
          </table:table-cell>
          <table:table-cell table:style-name="ce7" office:value-type="float" office:value="37750">
            <text:p>37750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13219">
            <text:p>31321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13219.2">
            <text:p>313219,2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5641">
            <text:p>161564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5641.83">
            <text:p>1615641,83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720751">
            <text:p>1272075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720751.13">
            <text:p>12720751,13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Obra</text:p>
          </table:table-cell>
          <table:table-cell table:style-name="ce7" office:value-type="float" office:value="1269124">
            <text:p>126912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Obra</text:p>
          </table:table-cell>
          <table:table-cell table:style-name="ce7" office:value-type="float" office:value="1269124.24">
            <text:p>1269124,24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1500">
            <text:p>1215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1500">
            <text:p>121500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39515">
            <text:p>183951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39515.36">
            <text:p>1839515,36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57261">
            <text:p>4657261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57261.64">
            <text:p>4657261,64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Obra</text:p>
          </table:table-cell>
          <table:table-cell table:style-name="ce7" office:value-type="float" office:value="1774395">
            <text:p>177439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Obra</text:p>
          </table:table-cell>
          <table:table-cell table:style-name="ce7" office:value-type="float" office:value="1774395.76">
            <text:p>1774395,76</text:p>
          </table:table-cell>
          <table:table-cell/>
        </table:table-row>
        <table:table-row table:style-name="ro2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1271">
            <text:p>9127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1271.9">
            <text:p>91271,9</text:p>
          </table:table-cell>
          <table:table-cell/>
        </table:table-row>
        <table:table-row table:style-name="ro2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187640">
            <text:p>1918764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187640.75">
            <text:p>19187640,75</text:p>
          </table:table-cell>
          <table:table-cell/>
        </table:table-row>
        <table:table-row table:style-name="ro2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802960">
            <text:p>1180296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802960">
            <text:p>11802960</text:p>
          </table:table-cell>
          <table:table-cell/>
        </table:table-row>
        <table:table-row table:style-name="ro2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14458">
            <text:p>551445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ICE-SGT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14458">
            <text:p>551445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308">
            <text:p>4530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308.26">
            <text:p>45308,26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4269">
            <text:p>124269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4269.5">
            <text:p>124269,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9553">
            <text:p>35955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9553.03">
            <text:p>359553,0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5880">
            <text:p>41588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5880">
            <text:p>41588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4200">
            <text:p>2942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4200">
            <text:p>29420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0565">
            <text:p>170565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ICE-SI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0565.59">
            <text:p>170565,59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ICE-S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000">
            <text:p>1500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ICE-S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000">
            <text:p>1500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2166">
            <text:p>132166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2166.33">
            <text:p>132166,3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05140">
            <text:p>90514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05140.09">
            <text:p>905140,0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6528">
            <text:p>25652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6528.11">
            <text:p>256528,11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7166">
            <text:p>247166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7166.66">
            <text:p>247166,66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7290481">
            <text:p>7290481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7290481.97">
            <text:p>7290481,97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Obra</text:p>
          </table:table-cell>
          <table:table-cell table:style-name="ce7" office:value-type="float" office:value="45000">
            <text:p>450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Obra</text:p>
          </table:table-cell>
          <table:table-cell table:style-name="ce7" office:value-type="float" office:value="45000">
            <text:p>450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9600">
            <text:p>496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9600">
            <text:p>496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7630633">
            <text:p>763063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7630633.8">
            <text:p>7630633,8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Obra</text:p>
          </table:table-cell>
          <table:table-cell table:style-name="ce7" office:value-type="float" office:value="180000">
            <text:p>1800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Obra</text:p>
          </table:table-cell>
          <table:table-cell table:style-name="ce7" office:value-type="float" office:value="180000">
            <text:p>18000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48666">
            <text:p>634866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48666.67">
            <text:p>6348666,6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Obra</text:p>
          </table:table-cell>
          <table:table-cell table:style-name="ce7" office:value-type="float" office:value="135000">
            <text:p>1350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Obra</text:p>
          </table:table-cell>
          <table:table-cell table:style-name="ce7" office:value-type="float" office:value="135000">
            <text:p>13500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09999">
            <text:p>170999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ICE-SS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09999.99">
            <text:p>1709999,99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ITAN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800">
            <text:p>1508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ITAN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800">
            <text:p>150800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374">
            <text:p>29374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374.82">
            <text:p>29374,82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4303">
            <text:p>194303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4303.36">
            <text:p>194303,36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Obra</text:p>
          </table:table-cell>
          <table:table-cell table:style-name="ce7" office:value-type="float" office:value="12000">
            <text:p>120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Obra</text:p>
          </table:table-cell>
          <table:table-cell table:style-name="ce7" office:value-type="float" office:value="12000">
            <text:p>1200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101">
            <text:p>30101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101.7">
            <text:p>30101,7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7319">
            <text:p>24731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7319.59">
            <text:p>247319,5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3336">
            <text:p>143336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3336.59">
            <text:p>143336,5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74911">
            <text:p>297491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74911.82">
            <text:p>2974911,82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853">
            <text:p>1985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853.78">
            <text:p>19853,7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04706">
            <text:p>8804706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04706.5">
            <text:p>8804706,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5533">
            <text:p>20553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5533.6">
            <text:p>205533,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04875">
            <text:p>9704875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04875.03">
            <text:p>9704875,03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40734">
            <text:p>424073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40734.9">
            <text:p>4240734,9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4822">
            <text:p>20482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JAP-DGF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4822">
            <text:p>204822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9068">
            <text:p>99068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9068.91">
            <text:p>99068,91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1000">
            <text:p>710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1000">
            <text:p>7100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3527">
            <text:p>183527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3527.03">
            <text:p>183527,03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96680">
            <text:p>209668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96680">
            <text:p>209668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1050">
            <text:p>8105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1050.13">
            <text:p>81050,1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20698">
            <text:p>152069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20698">
            <text:p>152069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5869">
            <text:p>28586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5869.74">
            <text:p>285869,7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9891">
            <text:p>1509891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9891.99">
            <text:p>1509891,9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502">
            <text:p>20502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502.5">
            <text:p>20502,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85746">
            <text:p>1285746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85746.92">
            <text:p>1285746,92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85040">
            <text:p>8504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JAP-DGMI</text:p>
          </table:table-cell>
          <table:table-cell table:style-name="ce7" office:value-type="string">
            <text:p>Servicio</text:p>
          </table:table-cell>
          <table:table-cell table:style-name="ce7" office:value-type="float" office:value="85040">
            <text:p>85040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39606">
            <text:p>1939606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39606.25">
            <text:p>1939606,25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3187">
            <text:p>403187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3187.28">
            <text:p>403187,28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Obra</text:p>
          </table:table-cell>
          <table:table-cell table:style-name="ce7" office:value-type="float" office:value="9500">
            <text:p>95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Obra</text:p>
          </table:table-cell>
          <table:table-cell table:style-name="ce7" office:value-type="float" office:value="9500">
            <text:p>9500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0">
            <text:p>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45157">
            <text:p>3845157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45157.11">
            <text:p>3845157,11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95699">
            <text:p>589569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95699.65">
            <text:p>5895699,65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Obra</text:p>
          </table:table-cell>
          <table:table-cell table:style-name="ce7" office:value-type="float" office:value="1925">
            <text:p>1925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Obra</text:p>
          </table:table-cell>
          <table:table-cell table:style-name="ce7" office:value-type="float" office:value="1925.72">
            <text:p>1925,72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9400">
            <text:p>494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9400">
            <text:p>494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18562">
            <text:p>131856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18562.54">
            <text:p>1318562,54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51154">
            <text:p>455115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51154.32">
            <text:p>4551154,32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985">
            <text:p>1198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985">
            <text:p>1198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42832">
            <text:p>64283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42832.82">
            <text:p>642832,82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04532">
            <text:p>700453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04532.83">
            <text:p>7004532,83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Obra</text:p>
          </table:table-cell>
          <table:table-cell table:style-name="ce7" office:value-type="float" office:value="14883">
            <text:p>1488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Obra</text:p>
          </table:table-cell>
          <table:table-cell table:style-name="ce7" office:value-type="float" office:value="14883.08">
            <text:p>14883,08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127661">
            <text:p>127661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127661.25">
            <text:p>127661,2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11172">
            <text:p>1311172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11172.12">
            <text:p>1311172,1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42427">
            <text:p>2642427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42427.56">
            <text:p>2642427,56</text:p>
          </table:table-cell>
          <table:table-cell/>
        </table:table-row>
        <table:table-row table:style-name="ro2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322414">
            <text:p>322414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322414.75">
            <text:p>322414,7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6928">
            <text:p>56928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6928">
            <text:p>56928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12949">
            <text:p>1212949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12949.58">
            <text:p>1212949,5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540">
            <text:p>9754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JAP-SGJ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540.8">
            <text:p>97540,8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6251">
            <text:p>46251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6251.42">
            <text:p>46251,42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3936">
            <text:p>53936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3936.47">
            <text:p>53936,47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1882">
            <text:p>41882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1882.6">
            <text:p>41882,6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6663">
            <text:p>186663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6663.29">
            <text:p>186663,29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1289">
            <text:p>50128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1289.27">
            <text:p>501289,27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11867">
            <text:p>511867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11867.56">
            <text:p>511867,56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0447">
            <text:p>300447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0447.31">
            <text:p>300447,31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12872">
            <text:p>111287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12872.02">
            <text:p>1112872,0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Obra</text:p>
          </table:table-cell>
          <table:table-cell table:style-name="ce7" office:value-type="float" office:value="7134">
            <text:p>713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Obra</text:p>
          </table:table-cell>
          <table:table-cell table:style-name="ce7" office:value-type="float" office:value="7134.5">
            <text:p>7134,5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0000">
            <text:p>1200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0000">
            <text:p>1200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219">
            <text:p>521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219.27">
            <text:p>5219,27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73419">
            <text:p>117341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73419.85">
            <text:p>1173419,8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03761">
            <text:p>60376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03761.85">
            <text:p>603761,8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5750">
            <text:p>17575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JAP-SG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5750">
            <text:p>17575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72202">
            <text:p>147220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72202.36">
            <text:p>1472202,3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ervicio</text:p>
          </table:table-cell>
          <table:table-cell table:style-name="ce7" office:value-type="float" office:value="830063">
            <text:p>83006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ervicio</text:p>
          </table:table-cell>
          <table:table-cell table:style-name="ce7" office:value-type="float" office:value="830063.9">
            <text:p>830063,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Obra</text:p>
          </table:table-cell>
          <table:table-cell table:style-name="ce7" office:value-type="float" office:value="17135">
            <text:p>1713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Obra</text:p>
          </table:table-cell>
          <table:table-cell table:style-name="ce7" office:value-type="float" office:value="17135.34">
            <text:p>17135,34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378">
            <text:p>3337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378.59">
            <text:p>33378,59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48762">
            <text:p>2248762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48762.9">
            <text:p>2248762,9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34136">
            <text:p>1534136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J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34136.45">
            <text:p>1534136,4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5371">
            <text:p>21537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5371.63">
            <text:p>215371,6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79056">
            <text:p>679056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79056.4">
            <text:p>679056,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95828">
            <text:p>995828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95828.94">
            <text:p>995828,9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83303">
            <text:p>4283303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83303.75">
            <text:p>4283303,7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93990">
            <text:p>89399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93990.33">
            <text:p>893990,33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34355">
            <text:p>5134355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34355.33">
            <text:p>5134355,33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Obra</text:p>
          </table:table-cell>
          <table:table-cell table:style-name="ce7" office:value-type="float" office:value="21199">
            <text:p>2119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Obra</text:p>
          </table:table-cell>
          <table:table-cell table:style-name="ce7" office:value-type="float" office:value="21199.79">
            <text:p>21199,7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07066">
            <text:p>750706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07066.88">
            <text:p>7507066,8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94831">
            <text:p>589483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94831.17">
            <text:p>5894831,1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62605">
            <text:p>196260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62605">
            <text:p>196260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30582">
            <text:p>6330582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30582.2">
            <text:p>6330582,2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991717">
            <text:p>4991717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991717">
            <text:p>4991717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53495">
            <text:p>1053495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JI-DG-I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53495.57">
            <text:p>1053495,57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94546">
            <text:p>394546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94546.49">
            <text:p>394546,49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8545">
            <text:p>188545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8545.73">
            <text:p>188545,73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25960">
            <text:p>202596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25960.86">
            <text:p>2025960,86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77798">
            <text:p>1677798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77798.76">
            <text:p>1677798,76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Obra</text:p>
          </table:table-cell>
          <table:table-cell table:style-name="ce7" office:value-type="float" office:value="35630">
            <text:p>3563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Obra</text:p>
          </table:table-cell>
          <table:table-cell table:style-name="ce7" office:value-type="float" office:value="35630.13">
            <text:p>35630,13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77529">
            <text:p>17752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77529.6">
            <text:p>177529,6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42479">
            <text:p>3442479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42479.64">
            <text:p>3442479,64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730795">
            <text:p>673079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730795.99">
            <text:p>6730795,9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Obra</text:p>
          </table:table-cell>
          <table:table-cell table:style-name="ce7" office:value-type="float" office:value="1081714">
            <text:p>108171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Obra</text:p>
          </table:table-cell>
          <table:table-cell table:style-name="ce7" office:value-type="float" office:value="1081714.25">
            <text:p>1081714,25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0000">
            <text:p>400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0000">
            <text:p>400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60930">
            <text:p>226093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60930.13">
            <text:p>2260930,13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72144">
            <text:p>637214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72144.92">
            <text:p>6372144,92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Obra</text:p>
          </table:table-cell>
          <table:table-cell table:style-name="ce7" office:value-type="float" office:value="1665702">
            <text:p>166570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Obra</text:p>
          </table:table-cell>
          <table:table-cell table:style-name="ce7" office:value-type="float" office:value="1665702.4">
            <text:p>1665702,4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7879">
            <text:p>30787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7879.62">
            <text:p>307879,6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68392">
            <text:p>6368392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68392.85">
            <text:p>6368392,8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Obra</text:p>
          </table:table-cell>
          <table:table-cell table:style-name="ce7" office:value-type="float" office:value="286395">
            <text:p>286395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Obra</text:p>
          </table:table-cell>
          <table:table-cell table:style-name="ce7" office:value-type="float" office:value="286395.84">
            <text:p>286395,8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1306">
            <text:p>13130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1306.24">
            <text:p>131306,2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7162886">
            <text:p>716288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7162886.03">
            <text:p>7162886,03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67723">
            <text:p>46772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67723.52">
            <text:p>467723,5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8753489">
            <text:p>875348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8753489.6">
            <text:p>8753489,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7855">
            <text:p>75785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7855.61">
            <text:p>757855,6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21898">
            <text:p>472189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21898.27">
            <text:p>4721898,2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6594">
            <text:p>426594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6594.94">
            <text:p>426594,94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55337">
            <text:p>2255337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55337.42">
            <text:p>2255337,42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39000">
            <text:p>143900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39000">
            <text:p>1439000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39000">
            <text:p>1239000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39000">
            <text:p>1239000</text:p>
          </table:table-cell>
          <table:table-cell/>
        </table:table-row>
        <table:table-row table:style-name="ro1">
          <table:table-cell/>
          <table:table-cell table:style-name="ce4" office:value-type="float" office:value="2017">
            <text:p>201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89000">
            <text:p>1089000</text:p>
          </table:table-cell>
          <table:table-cell/>
          <table:table-cell table:style-name="ce7" office:value-type="float" office:value="2017">
            <text:p>2017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89000">
            <text:p>1089000</text:p>
          </table:table-cell>
          <table:table-cell/>
        </table:table-row>
        <table:table-row table:style-name="ro1">
          <table:table-cell/>
          <table:table-cell table:style-name="ce4" office:value-type="float" office:value="2018">
            <text:p>201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95283">
            <text:p>595283</text:p>
          </table:table-cell>
          <table:table-cell/>
          <table:table-cell table:style-name="ce7" office:value-type="float" office:value="2018">
            <text:p>2018</text:p>
          </table:table-cell>
          <table:table-cell table:style-name="ce7" office:value-type="string">
            <text:p>CMA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95283.2">
            <text:p>595283,2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6659">
            <text:p>86659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6659">
            <text:p>86659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4972">
            <text:p>64972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64972.2">
            <text:p>64972,2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822">
            <text:p>11822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822.72">
            <text:p>11822,72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62544">
            <text:p>962544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62544.29">
            <text:p>962544,29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78249">
            <text:p>197824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78249.67">
            <text:p>1978249,67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58549">
            <text:p>1158549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58549.51">
            <text:p>1158549,51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94329">
            <text:p>3694329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94329.75">
            <text:p>3694329,75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670">
            <text:p>1167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670">
            <text:p>1167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9293">
            <text:p>34929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9293.53">
            <text:p>349293,53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66972">
            <text:p>256697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66972.4">
            <text:p>2566972,4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1425">
            <text:p>101425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1425.6">
            <text:p>101425,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2503">
            <text:p>70250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2503.32">
            <text:p>702503,32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000">
            <text:p>380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000">
            <text:p>3800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3113">
            <text:p>463113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3113.6">
            <text:p>463113,6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870">
            <text:p>9787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OPT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870.08">
            <text:p>97870,0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2462">
            <text:p>12246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2462.69">
            <text:p>122462,69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5397">
            <text:p>585397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5397.69">
            <text:p>585397,6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34241">
            <text:p>83424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34241.39">
            <text:p>834241,3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903041">
            <text:p>90304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903041.75">
            <text:p>903041,7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7424">
            <text:p>207424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7424.63">
            <text:p>207424,6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4607">
            <text:p>424607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4607.62">
            <text:p>424607,62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530055">
            <text:p>530055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530055.61">
            <text:p>530055,61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7636">
            <text:p>267636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7636.86">
            <text:p>267636,86</text:p>
          </table:table-cell>
          <table:table-cell/>
        </table:table-row>
        <table:table-row table:style-name="ro1">
          <table:table-cell/>
          <table:table-cell table:style-name="ce4" office:value-type="float" office:value="2017">
            <text:p>2017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004">
            <text:p>57004</text:p>
          </table:table-cell>
          <table:table-cell/>
          <table:table-cell table:style-name="ce7" office:value-type="float" office:value="2017">
            <text:p>2017</text:p>
          </table:table-cell>
          <table:table-cell table:style-name="ce7" office:value-type="string">
            <text:p>CPRE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004.48">
            <text:p>57004,48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0764">
            <text:p>60764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0764.02">
            <text:p>60764,02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960">
            <text:p>1196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960">
            <text:p>11960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000">
            <text:p>40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000">
            <text:p>400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7617">
            <text:p>87617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7617.94">
            <text:p>87617,94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7613">
            <text:p>367613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7613.2">
            <text:p>367613,2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Obra</text:p>
          </table:table-cell>
          <table:table-cell table:style-name="ce7" office:value-type="float" office:value="30">
            <text:p>3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Obra</text:p>
          </table:table-cell>
          <table:table-cell table:style-name="ce7" office:value-type="float" office:value="30">
            <text:p>3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0925">
            <text:p>16092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0925.94">
            <text:p>160925,94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736343">
            <text:p>73634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736343.43">
            <text:p>736343,43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1706">
            <text:p>41706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1706">
            <text:p>41706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83099">
            <text:p>68309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83099.86">
            <text:p>683099,86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60931">
            <text:p>1160931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60931.09">
            <text:p>1160931,0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8988">
            <text:p>208988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8988.22">
            <text:p>208988,2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825950">
            <text:p>82595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825950.36">
            <text:p>825950,3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7614">
            <text:p>7761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7614.54">
            <text:p>77614,5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10211">
            <text:p>1010211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10211.3">
            <text:p>1010211,3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09781">
            <text:p>509781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09781.28">
            <text:p>509781,2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14004">
            <text:p>1114004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14004.54">
            <text:p>1114004,5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487733">
            <text:p>48773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487733.33">
            <text:p>487733,3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0125">
            <text:p>14012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PREI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0125">
            <text:p>140125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4550">
            <text:p>5455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4550.8">
            <text:p>54550,8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12">
            <text:p>1012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12">
            <text:p>1012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250340">
            <text:p>25034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250340">
            <text:p>250340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5820">
            <text:p>5582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5820">
            <text:p>5582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40902">
            <text:p>940902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40902.73">
            <text:p>940902,73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18049">
            <text:p>71804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18049">
            <text:p>718049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865754">
            <text:p>865754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865754.05">
            <text:p>865754,05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9515">
            <text:p>75951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59515.91">
            <text:p>759515,91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73226">
            <text:p>1973226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73226.83">
            <text:p>1973226,8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392162">
            <text:p>39216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392162.16">
            <text:p>392162,16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59972">
            <text:p>5997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59972">
            <text:p>59972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1757">
            <text:p>301757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1757.58">
            <text:p>301757,5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3362409">
            <text:p>336240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3362409.74">
            <text:p>3362409,7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97400">
            <text:p>974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97400">
            <text:p>974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1689">
            <text:p>28168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81689">
            <text:p>28168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49868">
            <text:p>2249868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49868.15">
            <text:p>2249868,1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180199">
            <text:p>18019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180199">
            <text:p>180199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83109">
            <text:p>2583109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83109.74">
            <text:p>2583109,7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99532">
            <text:p>5099532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99532.36">
            <text:p>5099532,3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48114">
            <text:p>48114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48114.28">
            <text:p>48114,2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42933">
            <text:p>124293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42933.24">
            <text:p>1242933,24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295786">
            <text:p>7295786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295786.08">
            <text:p>7295786,0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75048">
            <text:p>7504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75048.37">
            <text:p>75048,3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61389">
            <text:p>96138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61389.3">
            <text:p>961389,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00033">
            <text:p>880003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8800033.26">
            <text:p>8800033,2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11657">
            <text:p>1165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Obra</text:p>
          </table:table-cell>
          <table:table-cell table:style-name="ce7" office:value-type="float" office:value="11657.96">
            <text:p>11657,96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478">
            <text:p>1147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478.32">
            <text:p>11478,3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3786709">
            <text:p>378670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3786709.76">
            <text:p>3786709,76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37506">
            <text:p>1437506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37506.07">
            <text:p>1437506,07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4760">
            <text:p>214760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SBS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4760">
            <text:p>214760</text:p>
          </table:table-cell>
          <table:table-cell/>
        </table:table-row>
        <table:table-row table:style-name="ro2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4555">
            <text:p>7455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4555.89">
            <text:p>74555,89</text:p>
          </table:table-cell>
          <table:table-cell/>
        </table:table-row>
        <table:table-row table:style-name="ro2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7579">
            <text:p>40757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7579.35">
            <text:p>407579,35</text:p>
          </table:table-cell>
          <table:table-cell/>
        </table:table-row>
        <table:table-row table:style-name="ro2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1748">
            <text:p>31174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1748.22">
            <text:p>311748,22</text:p>
          </table:table-cell>
          <table:table-cell/>
        </table:table-row>
        <table:table-row table:style-name="ro2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7800">
            <text:p>21780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7800">
            <text:p>217800</text:p>
          </table:table-cell>
          <table:table-cell/>
        </table:table-row>
        <table:table-row table:style-name="ro2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7800">
            <text:p>217800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SBS-APESH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17800">
            <text:p>217800</text:p>
          </table:table-cell>
          <table:table-cell/>
        </table:table-row>
        <table:table-row table:style-name="ro2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-APESH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30">
            <text:p>363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-APESH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30.53">
            <text:p>3630,53</text:p>
          </table:table-cell>
          <table:table-cell/>
        </table:table-row>
        <table:table-row table:style-name="ro2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SBS-APESH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143">
            <text:p>35143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SBS-APESH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5143.97">
            <text:p>35143,9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33127">
            <text:p>343312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33127.63">
            <text:p>3433127,6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12618">
            <text:p>171261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12618.32">
            <text:p>1712618,3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510245">
            <text:p>351024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510245.99">
            <text:p>3510245,99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663705">
            <text:p>566370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ervicio</text:p>
          </table:table-cell>
          <table:table-cell table:style-name="ce7" office:value-type="float" office:value="5663705.23">
            <text:p>5663705,23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69388">
            <text:p>2069388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69388.4">
            <text:p>2069388,4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43757">
            <text:p>3643757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SBS-ASSD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43757.55">
            <text:p>3643757,5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-EIHB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652">
            <text:p>2765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-EIHB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652.59">
            <text:p>27652,5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-EIHB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1625">
            <text:p>22162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-EIHB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1625.92">
            <text:p>221625,9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SBS-EIHB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9630">
            <text:p>26963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SBS-EIHB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69630.12">
            <text:p>269630,12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SBS-EIHBG</text:p>
          </table:table-cell>
          <table:table-cell table:style-name="ce7" office:value-type="string">
            <text:p>Servicio</text:p>
          </table:table-cell>
          <table:table-cell table:style-name="ce7" office:value-type="float" office:value="87909">
            <text:p>87909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SBS-EIHBG</text:p>
          </table:table-cell>
          <table:table-cell table:style-name="ce7" office:value-type="string">
            <text:p>Servicio</text:p>
          </table:table-cell>
          <table:table-cell table:style-name="ce7" office:value-type="float" office:value="87909.73">
            <text:p>87909,7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63031">
            <text:p>76303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63031.5">
            <text:p>763031,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16070">
            <text:p>141607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16070.37">
            <text:p>1416070,3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37496">
            <text:p>737496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ervicio</text:p>
          </table:table-cell>
          <table:table-cell table:style-name="ce7" office:value-type="float" office:value="737496.39">
            <text:p>737496,39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02381">
            <text:p>1102381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02381.85">
            <text:p>1102381,85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ervicio</text:p>
          </table:table-cell>
          <table:table-cell table:style-name="ce7" office:value-type="float" office:value="927208">
            <text:p>927208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SBS-EPES</text:p>
          </table:table-cell>
          <table:table-cell table:style-name="ce7" office:value-type="string">
            <text:p>Servicio</text:p>
          </table:table-cell>
          <table:table-cell table:style-name="ce7" office:value-type="float" office:value="927208.85">
            <text:p>927208,8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11">
            <text:p>3811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11.5">
            <text:p>3811,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00">
            <text:p>110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00">
            <text:p>11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01">
            <text:p>620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01.25">
            <text:p>6201,2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396">
            <text:p>4739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396.8">
            <text:p>47396,8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518">
            <text:p>151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518.55">
            <text:p>1518,5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97173">
            <text:p>397173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397173.33">
            <text:p>397173,33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0000">
            <text:p>46000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0000">
            <text:p>460000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76666">
            <text:p>76666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CTC</text:p>
          </table:table-cell>
          <table:table-cell table:style-name="ce7" office:value-type="string">
            <text:p>Servicio</text:p>
          </table:table-cell>
          <table:table-cell table:style-name="ce7" office:value-type="float" office:value="76666.67">
            <text:p>76666,67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4291">
            <text:p>224291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4291.41">
            <text:p>224291,41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615">
            <text:p>97615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97615">
            <text:p>97615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Obra</text:p>
          </table:table-cell>
          <table:table-cell table:style-name="ce7" office:value-type="float" office:value="65440">
            <text:p>6544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Obra</text:p>
          </table:table-cell>
          <table:table-cell table:style-name="ce7" office:value-type="float" office:value="65440.03">
            <text:p>65440,03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00615">
            <text:p>300615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00615">
            <text:p>300615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42822">
            <text:p>44282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42822.12">
            <text:p>442822,1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2594">
            <text:p>58259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2594">
            <text:p>582594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Obra</text:p>
          </table:table-cell>
          <table:table-cell table:style-name="ce7" office:value-type="float" office:value="30000">
            <text:p>300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Obra</text:p>
          </table:table-cell>
          <table:table-cell table:style-name="ce7" office:value-type="float" office:value="30000">
            <text:p>30000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3613">
            <text:p>1361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3613.37">
            <text:p>13613,37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2699">
            <text:p>11269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2699.63">
            <text:p>112699,63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10281">
            <text:p>610281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10281.96">
            <text:p>610281,9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0502">
            <text:p>130502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0502.05">
            <text:p>130502,0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9370">
            <text:p>65937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9370.16">
            <text:p>659370,1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4478">
            <text:p>104478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4478.99">
            <text:p>104478,99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3306">
            <text:p>24330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3306.41">
            <text:p>243306,41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3488">
            <text:p>5348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3488.56">
            <text:p>53488,56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6416">
            <text:p>426416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6416.24">
            <text:p>426416,2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1210">
            <text:p>25121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CTCD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1210">
            <text:p>25121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5362">
            <text:p>12536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5362.09">
            <text:p>125362,0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16241">
            <text:p>101624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16241.08">
            <text:p>1016241,0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4423">
            <text:p>25442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4423.55">
            <text:p>254423,5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57307">
            <text:p>5457307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57307.08">
            <text:p>5457307,0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Obra</text:p>
          </table:table-cell>
          <table:table-cell table:style-name="ce7" office:value-type="float" office:value="60000">
            <text:p>600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Obra</text:p>
          </table:table-cell>
          <table:table-cell table:style-name="ce7" office:value-type="float" office:value="60000">
            <text:p>600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6560">
            <text:p>7656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6560.22">
            <text:p>76560,2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24261">
            <text:p>162426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VOT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24261.01">
            <text:p>1624261,0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AOPJ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296">
            <text:p>2129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AOPJ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296">
            <text:p>21296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AOPJA</text:p>
          </table:table-cell>
          <table:table-cell table:style-name="ce7" office:value-type="string">
            <text:p>Servicio</text:p>
          </table:table-cell>
          <table:table-cell table:style-name="ce7" office:value-type="float" office:value="499693">
            <text:p>49969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AOPJA</text:p>
          </table:table-cell>
          <table:table-cell table:style-name="ce7" office:value-type="string">
            <text:p>Servicio</text:p>
          </table:table-cell>
          <table:table-cell table:style-name="ce7" office:value-type="float" office:value="499693.07">
            <text:p>499693,0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EIAOPJ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567">
            <text:p>42567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EIAOPJ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567.08">
            <text:p>42567,08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EIAOPJ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306">
            <text:p>150306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EIAOPJ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0306.41">
            <text:p>150306,4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200">
            <text:p>2420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200">
            <text:p>242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6062">
            <text:p>10606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6062.24">
            <text:p>106062,24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7796">
            <text:p>77796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77796.92">
            <text:p>77796,92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795">
            <text:p>47795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795">
            <text:p>47795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25">
            <text:p>3025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25">
            <text:p>3025</text:p>
          </table:table-cell>
          <table:table-cell/>
        </table:table-row>
        <table:table-row table:style-name="ro1">
          <table:table-cell/>
          <table:table-cell table:style-name="ce4" office:value-type="float" office:value="2017">
            <text:p>2017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25">
            <text:p>3025</text:p>
          </table:table-cell>
          <table:table-cell/>
          <table:table-cell table:style-name="ce7" office:value-type="float" office:value="2017">
            <text:p>2017</text:p>
          </table:table-cell>
          <table:table-cell table:style-name="ce7" office:value-type="string">
            <text:p>EIAPP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25">
            <text:p>302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6295">
            <text:p>86295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6295.18">
            <text:p>86295,1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9402">
            <text:p>27940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ervicio</text:p>
          </table:table-cell>
          <table:table-cell table:style-name="ce7" office:value-type="float" office:value="279402.28">
            <text:p>279402,2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2010">
            <text:p>5201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2010.59">
            <text:p>52010,5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7651">
            <text:p>38765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7651.03">
            <text:p>387651,0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9788">
            <text:p>7978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9788.61">
            <text:p>79788,61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1721">
            <text:p>171721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1721.46">
            <text:p>171721,46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416">
            <text:p>19416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EIEPTD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416">
            <text:p>19416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841">
            <text:p>13841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841.68">
            <text:p>13841,68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677">
            <text:p>1467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677.55">
            <text:p>14677,5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1">
            <text:p>341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1.27">
            <text:p>341,2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62">
            <text:p>476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ervicio</text:p>
          </table:table-cell>
          <table:table-cell table:style-name="ce7" office:value-type="float" office:value="4762.43">
            <text:p>4762,4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265">
            <text:p>2926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265.33">
            <text:p>29265,3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2418">
            <text:p>11241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2418.27">
            <text:p>112418,2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101">
            <text:p>25101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101.45">
            <text:p>25101,4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299">
            <text:p>3229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EIIAPH</text:p>
          </table:table-cell>
          <table:table-cell table:style-name="ce7" office:value-type="string">
            <text:p>Servicio</text:p>
          </table:table-cell>
          <table:table-cell table:style-name="ce7" office:value-type="float" office:value="32299">
            <text:p>3229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VEIAS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6946">
            <text:p>10694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VEIAS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6946.5">
            <text:p>106946,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EIVEIA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7300">
            <text:p>11730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EIVEIA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117300">
            <text:p>117300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EIVEIAS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60120">
            <text:p>66012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EIVEIAS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60120">
            <text:p>660120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EIVEIA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2318">
            <text:p>30231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EIVEIASA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2318.5">
            <text:p>302318,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859">
            <text:p>4685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859.5">
            <text:p>46859,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8562">
            <text:p>30856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08562.45">
            <text:p>308562,4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67032">
            <text:p>176703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67032.28">
            <text:p>1767032,2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Obra</text:p>
          </table:table-cell>
          <table:table-cell table:style-name="ce7" office:value-type="float" office:value="72838">
            <text:p>7283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Obra</text:p>
          </table:table-cell>
          <table:table-cell table:style-name="ce7" office:value-type="float" office:value="72838.3">
            <text:p>72838,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2644">
            <text:p>72644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2644.42">
            <text:p>72644,4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6322">
            <text:p>656322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FPGY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6322.95">
            <text:p>656322,95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635">
            <text:p>43635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635.58">
            <text:p>43635,58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Obra</text:p>
          </table:table-cell>
          <table:table-cell table:style-name="ce7" office:value-type="float" office:value="12000">
            <text:p>120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Obra</text:p>
          </table:table-cell>
          <table:table-cell table:style-name="ce7" office:value-type="float" office:value="12000">
            <text:p>12000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86735">
            <text:p>86735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86735.58">
            <text:p>86735,58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0474">
            <text:p>90474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0474.48">
            <text:p>90474,48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554">
            <text:p>52554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554.96">
            <text:p>52554,96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4309">
            <text:p>54309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4309.28">
            <text:p>54309,2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812">
            <text:p>16181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812.8">
            <text:p>161812,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2702">
            <text:p>29270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2702.32">
            <text:p>292702,32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38166">
            <text:p>138166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38166.78">
            <text:p>138166,7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4719">
            <text:p>22471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24719.8">
            <text:p>224719,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7688">
            <text:p>317688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7688">
            <text:p>317688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9203">
            <text:p>4920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9203">
            <text:p>4920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1523">
            <text:p>51152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1523.25">
            <text:p>511523,2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456">
            <text:p>2445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IAAP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456">
            <text:p>24456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679">
            <text:p>34679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4679.83">
            <text:p>34679,83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8677">
            <text:p>8677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8677">
            <text:p>8677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8666">
            <text:p>258666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8666.67">
            <text:p>258666,67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460">
            <text:p>6246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460.01">
            <text:p>62460,01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6350">
            <text:p>38635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386350.73">
            <text:p>386350,73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7333">
            <text:p>11733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17333.31">
            <text:p>117333,31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787">
            <text:p>17787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787.69">
            <text:p>17787,69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693884">
            <text:p>69388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693884.05">
            <text:p>693884,05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Obra</text:p>
          </table:table-cell>
          <table:table-cell table:style-name="ce7" office:value-type="float" office:value="189643">
            <text:p>189643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Obra</text:p>
          </table:table-cell>
          <table:table-cell table:style-name="ce7" office:value-type="float" office:value="189643.21">
            <text:p>189643,21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66666">
            <text:p>66666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66666.69">
            <text:p>66666,6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31000">
            <text:p>5310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31000">
            <text:p>5310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18533">
            <text:p>101853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18533.5">
            <text:p>1018533,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Obra</text:p>
          </table:table-cell>
          <table:table-cell table:style-name="ce7" office:value-type="float" office:value="189643">
            <text:p>18964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Obra</text:p>
          </table:table-cell>
          <table:table-cell table:style-name="ce7" office:value-type="float" office:value="189643.21">
            <text:p>189643,21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">
            <text:p>295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.28">
            <text:p>295,28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6351">
            <text:p>156351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6351.2">
            <text:p>156351,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311">
            <text:p>8311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311.38">
            <text:p>8311,3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1133">
            <text:p>54113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1133.99">
            <text:p>541133,9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157">
            <text:p>45157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157.3">
            <text:p>45157,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1025">
            <text:p>52102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521025.92">
            <text:p>521025,92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8372">
            <text:p>418372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IAJ</text:p>
          </table:table-cell>
          <table:table-cell table:style-name="ce7" office:value-type="string">
            <text:p>Servicio</text:p>
          </table:table-cell>
          <table:table-cell table:style-name="ce7" office:value-type="float" office:value="418372.86">
            <text:p>418372,86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556">
            <text:p>16556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556.34">
            <text:p>16556,34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87098">
            <text:p>87098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87098.8">
            <text:p>87098,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0202">
            <text:p>24020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0202">
            <text:p>24020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5963">
            <text:p>23596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5963">
            <text:p>23596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Obra</text:p>
          </table:table-cell>
          <table:table-cell table:style-name="ce7" office:value-type="float" office:value="37934">
            <text:p>37934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Obra</text:p>
          </table:table-cell>
          <table:table-cell table:style-name="ce7" office:value-type="float" office:value="37934">
            <text:p>37934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23250">
            <text:p>42325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23250">
            <text:p>42325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5800">
            <text:p>6580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5800">
            <text:p>658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1914">
            <text:p>31191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1914">
            <text:p>311914</text:p>
          </table:table-cell>
          <table:table-cell/>
        </table:table-row>
        <table:table-row table:style-name="ro2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0750">
            <text:p>12075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20750">
            <text:p>12075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2000">
            <text:p>1220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2000">
            <text:p>12200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0010">
            <text:p>46001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460010.07">
            <text:p>460010,07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Obra</text:p>
          </table:table-cell>
          <table:table-cell table:style-name="ce7" office:value-type="float" office:value="24000">
            <text:p>2400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Obra</text:p>
          </table:table-cell>
          <table:table-cell table:style-name="ce7" office:value-type="float" office:value="24000">
            <text:p>2400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000">
            <text:p>700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7555">
            <text:p>507555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7555.02">
            <text:p>507555,0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240">
            <text:p>3824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240">
            <text:p>38240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6766">
            <text:p>436766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6766.77">
            <text:p>436766,7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600">
            <text:p>2560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5600">
            <text:p>256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8814">
            <text:p>548814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48814.43">
            <text:p>548814,43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1295">
            <text:p>20129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201295.8">
            <text:p>201295,8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000">
            <text:p>5000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IAM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000">
            <text:p>50000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IF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000">
            <text:p>240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IF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000">
            <text:p>24000</text:p>
          </table:table-cell>
          <table:table-cell/>
        </table:table-row>
        <table:table-row table:style-name="ro2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IFAP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0000">
            <text:p>300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IFAPA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30000">
            <text:p>3000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IF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374624">
            <text:p>2374624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IF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374624.92">
            <text:p>2374624,9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F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2700">
            <text:p>1027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FAPA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2700">
            <text:p>1027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07582">
            <text:p>110758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07582.5">
            <text:p>1107582,5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442388">
            <text:p>44238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442388">
            <text:p>442388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70000">
            <text:p>1700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70000">
            <text:p>1700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83137">
            <text:p>483137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83137.57">
            <text:p>483137,57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20074">
            <text:p>172007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20074.14">
            <text:p>1720074,14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48071">
            <text:p>848071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48071.45">
            <text:p>848071,45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95549">
            <text:p>9554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95549.84">
            <text:p>95549,8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1188">
            <text:p>31188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1188.07">
            <text:p>31188,07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793448">
            <text:p>793448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793448.55">
            <text:p>793448,5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Obra</text:p>
          </table:table-cell>
          <table:table-cell table:style-name="ce7" office:value-type="float" office:value="11389">
            <text:p>11389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Obra</text:p>
          </table:table-cell>
          <table:table-cell table:style-name="ce7" office:value-type="float" office:value="11389.6">
            <text:p>11389,6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2650">
            <text:p>21265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2650.58">
            <text:p>212650,5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677452">
            <text:p>67745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677452.25">
            <text:p>677452,2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811">
            <text:p>2681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811.89">
            <text:p>26811,8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85771">
            <text:p>138577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85771.26">
            <text:p>1385771,26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1918">
            <text:p>4191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1918.87">
            <text:p>41918,8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54049">
            <text:p>105404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54049.78">
            <text:p>1054049,78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622913">
            <text:p>622913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IFAPA-INF</text:p>
          </table:table-cell>
          <table:table-cell table:style-name="ce7" office:value-type="string">
            <text:p>Servicio</text:p>
          </table:table-cell>
          <table:table-cell table:style-name="ce7" office:value-type="float" office:value="622913.58">
            <text:p>622913,5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MAB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621">
            <text:p>1062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MAB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621.06">
            <text:p>10621,06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IMAB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30">
            <text:p>213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IMABI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30.69">
            <text:p>2130,69</text:p>
          </table:table-cell>
          <table:table-cell/>
        </table:table-row>
        <table:table-row table:style-name="ro2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NTURJOVEN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035">
            <text:p>5003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NTURJOVEN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035.58">
            <text:p>50035,58</text:p>
          </table:table-cell>
          <table:table-cell/>
        </table:table-row>
        <table:table-row table:style-name="ro2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INTURJOVEN</text:p>
          </table:table-cell>
          <table:table-cell table:style-name="ce7" office:value-type="string">
            <text:p>Servicio</text:p>
          </table:table-cell>
          <table:table-cell table:style-name="ce7" office:value-type="float" office:value="5998">
            <text:p>599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INTURJOVEN</text:p>
          </table:table-cell>
          <table:table-cell table:style-name="ce7" office:value-type="string">
            <text:p>Servicio</text:p>
          </table:table-cell>
          <table:table-cell table:style-name="ce7" office:value-type="float" office:value="5998.5">
            <text:p>5998,5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964541">
            <text:p>596454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964541.3">
            <text:p>5964541,3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Obra</text:p>
          </table:table-cell>
          <table:table-cell table:style-name="ce7" office:value-type="float" office:value="30910176">
            <text:p>30910176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Obra</text:p>
          </table:table-cell>
          <table:table-cell table:style-name="ce7" office:value-type="float" office:value="30910176.4">
            <text:p>30910176,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802275">
            <text:p>2480227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4802275.84">
            <text:p>24802275,8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Obra</text:p>
          </table:table-cell>
          <table:table-cell table:style-name="ce7" office:value-type="float" office:value="37288299">
            <text:p>3728829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Obra</text:p>
          </table:table-cell>
          <table:table-cell table:style-name="ce7" office:value-type="float" office:value="37288299.69">
            <text:p>37288299,6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129299">
            <text:p>2112929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1129299.96">
            <text:p>21129299,96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880">
            <text:p>16188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1880.7">
            <text:p>161880,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166">
            <text:p>13166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166.23">
            <text:p>13166,23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Obra</text:p>
          </table:table-cell>
          <table:table-cell table:style-name="ce7" office:value-type="float" office:value="64000">
            <text:p>6400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Obra</text:p>
          </table:table-cell>
          <table:table-cell table:style-name="ce7" office:value-type="float" office:value="64000">
            <text:p>640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969698">
            <text:p>1996969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969698.5">
            <text:p>19969698,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02651">
            <text:p>240265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ervicio</text:p>
          </table:table-cell>
          <table:table-cell table:style-name="ce7" office:value-type="float" office:value="2402651.06">
            <text:p>2402651,06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ervicio</text:p>
          </table:table-cell>
          <table:table-cell table:style-name="ce7" office:value-type="float" office:value="378765">
            <text:p>37876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ervicio</text:p>
          </table:table-cell>
          <table:table-cell table:style-name="ce7" office:value-type="float" office:value="378765.21">
            <text:p>378765,21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4450">
            <text:p>25445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ISE</text:p>
          </table:table-cell>
          <table:table-cell table:style-name="ce7" office:value-type="string">
            <text:p>Servicio</text:p>
          </table:table-cell>
          <table:table-cell table:style-name="ce7" office:value-type="float" office:value="254450.5">
            <text:p>254450,5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155">
            <text:p>42155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155">
            <text:p>42155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77000">
            <text:p>77000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77000">
            <text:p>7700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0898">
            <text:p>100898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0898.2">
            <text:p>100898,2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2722">
            <text:p>292722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92722.46">
            <text:p>292722,46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Obra</text:p>
          </table:table-cell>
          <table:table-cell table:style-name="ce7" office:value-type="float" office:value="700000">
            <text:p>7000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Obra</text:p>
          </table:table-cell>
          <table:table-cell table:style-name="ce7" office:value-type="float" office:value="700000">
            <text:p>7000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6885">
            <text:p>136885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6885.69">
            <text:p>136885,69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4108">
            <text:p>134108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4108">
            <text:p>134108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Obra</text:p>
          </table:table-cell>
          <table:table-cell table:style-name="ce7" office:value-type="float" office:value="810846">
            <text:p>810846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Obra</text:p>
          </table:table-cell>
          <table:table-cell table:style-name="ce7" office:value-type="float" office:value="810846">
            <text:p>810846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4908">
            <text:p>144908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44908">
            <text:p>144908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9080">
            <text:p>23908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39080">
            <text:p>23908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6139">
            <text:p>46139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6139">
            <text:p>46139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84640">
            <text:p>28464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284640">
            <text:p>28464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4940">
            <text:p>54940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4940">
            <text:p>5494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7825">
            <text:p>437825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7825.47">
            <text:p>437825,4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699">
            <text:p>6269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2699.07">
            <text:p>62699,0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6693">
            <text:p>40669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406693.82">
            <text:p>406693,82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8183">
            <text:p>16818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8183.47">
            <text:p>168183,47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496279">
            <text:p>496279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496279.51">
            <text:p>496279,51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399">
            <text:p>3339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399.27">
            <text:p>33399,2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9939">
            <text:p>9939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ervicio</text:p>
          </table:table-cell>
          <table:table-cell table:style-name="ce7" office:value-type="float" office:value="9939.35">
            <text:p>9939,35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700">
            <text:p>1770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PAG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700.21">
            <text:p>17700,21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54370">
            <text:p>195437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54370">
            <text:p>1954370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71635">
            <text:p>5771635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5771635.33">
            <text:p>5771635,33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Obra</text:p>
          </table:table-cell>
          <table:table-cell table:style-name="ce7" office:value-type="float" office:value="60000">
            <text:p>600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Obra</text:p>
          </table:table-cell>
          <table:table-cell table:style-name="ce7" office:value-type="float" office:value="60000">
            <text:p>60000</text:p>
          </table:table-cell>
          <table:table-cell/>
        </table:table-row>
        <table:table-row table:style-name="ro2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79000">
            <text:p>279000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279000">
            <text:p>2790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95257">
            <text:p>1195257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95257">
            <text:p>1195257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6239530">
            <text:p>623953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6239530.51">
            <text:p>6239530,51</text:p>
          </table:table-cell>
          <table:table-cell/>
        </table:table-row>
        <table:table-row table:style-name="ro2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40900">
            <text:p>540900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40900">
            <text:p>540900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79430">
            <text:p>57943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79430.01">
            <text:p>579430,01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472398">
            <text:p>22472398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472398.7">
            <text:p>22472398,7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36866">
            <text:p>736866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36866.4">
            <text:p>736866,4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8342143">
            <text:p>28342143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8342143.03">
            <text:p>28342143,03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Obra</text:p>
          </table:table-cell>
          <table:table-cell table:style-name="ce7" office:value-type="float" office:value="114430">
            <text:p>11443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Obra</text:p>
          </table:table-cell>
          <table:table-cell table:style-name="ce7" office:value-type="float" office:value="114430">
            <text:p>114430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34615">
            <text:p>934615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34615.89">
            <text:p>934615,89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100813">
            <text:p>22100813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100813.61">
            <text:p>22100813,61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Obra</text:p>
          </table:table-cell>
          <table:table-cell table:style-name="ce7" office:value-type="float" office:value="452486">
            <text:p>45248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Obra</text:p>
          </table:table-cell>
          <table:table-cell table:style-name="ce7" office:value-type="float" office:value="452486.27">
            <text:p>452486,2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74832">
            <text:p>774832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74832.57">
            <text:p>774832,57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496520">
            <text:p>1449652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14496520.12">
            <text:p>14496520,12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724">
            <text:p>295724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724">
            <text:p>295724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769816">
            <text:p>769816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769816.53">
            <text:p>769816,53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Obra</text:p>
          </table:table-cell>
          <table:table-cell table:style-name="ce7" office:value-type="float" office:value="4444">
            <text:p>4444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Obra</text:p>
          </table:table-cell>
          <table:table-cell table:style-name="ce7" office:value-type="float" office:value="4444">
            <text:p>4444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724">
            <text:p>295724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724">
            <text:p>295724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2525">
            <text:p>65252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ervicio</text:p>
          </table:table-cell>
          <table:table-cell table:style-name="ce7" office:value-type="float" office:value="652525.58">
            <text:p>652525,58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724">
            <text:p>295724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724">
            <text:p>295724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724">
            <text:p>295724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SADESI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95724">
            <text:p>295724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6280">
            <text:p>16628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66280.45">
            <text:p>166280,4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53433">
            <text:p>1053433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ervicio</text:p>
          </table:table-cell>
          <table:table-cell table:style-name="ce7" office:value-type="float" office:value="1053433.1">
            <text:p>1053433,1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6253">
            <text:p>9625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96253.2">
            <text:p>96253,2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ervicio</text:p>
          </table:table-cell>
          <table:table-cell table:style-name="ce7" office:value-type="float" office:value="6427852">
            <text:p>642785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ervicio</text:p>
          </table:table-cell>
          <table:table-cell table:style-name="ce7" office:value-type="float" office:value="6427852.49">
            <text:p>6427852,4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Obra</text:p>
          </table:table-cell>
          <table:table-cell table:style-name="ce7" office:value-type="float" office:value="1684971">
            <text:p>1684971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Obra</text:p>
          </table:table-cell>
          <table:table-cell table:style-name="ce7" office:value-type="float" office:value="1684971.39">
            <text:p>1684971,39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0385">
            <text:p>10038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0385.27">
            <text:p>100385,2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ervicio</text:p>
          </table:table-cell>
          <table:table-cell table:style-name="ce7" office:value-type="float" office:value="6697316">
            <text:p>6697316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ervicio</text:p>
          </table:table-cell>
          <table:table-cell table:style-name="ce7" office:value-type="float" office:value="6697316.94">
            <text:p>6697316,94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6358">
            <text:p>306358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SAE</text:p>
          </table:table-cell>
          <table:table-cell table:style-name="ce7" office:value-type="string">
            <text:p>Servicio</text:p>
          </table:table-cell>
          <table:table-cell table:style-name="ce7" office:value-type="float" office:value="306358.44">
            <text:p>306358,44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309">
            <text:p>45309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309.6">
            <text:p>45309,6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865320">
            <text:p>865320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865320">
            <text:p>865320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696">
            <text:p>19696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9696.2">
            <text:p>19696,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46350">
            <text:p>1346350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346350.48">
            <text:p>1346350,48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32">
            <text:p>1832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832.4">
            <text:p>1832,4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25007">
            <text:p>1825007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25007.08">
            <text:p>1825007,08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Obra</text:p>
          </table:table-cell>
          <table:table-cell table:style-name="ce7" office:value-type="float" office:value="1152833">
            <text:p>1152833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Obra</text:p>
          </table:table-cell>
          <table:table-cell table:style-name="ce7" office:value-type="float" office:value="1152833.62">
            <text:p>1152833,6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6248">
            <text:p>26624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66248.68">
            <text:p>266248,68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8612394">
            <text:p>8612394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8612394.6">
            <text:p>8612394,6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Obra</text:p>
          </table:table-cell>
          <table:table-cell table:style-name="ce7" office:value-type="float" office:value="70800">
            <text:p>70800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Obra</text:p>
          </table:table-cell>
          <table:table-cell table:style-name="ce7" office:value-type="float" office:value="70800">
            <text:p>708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1238">
            <text:p>8123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81238.78">
            <text:p>81238,78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106435">
            <text:p>1210643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106435.72">
            <text:p>12106435,72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Obra</text:p>
          </table:table-cell>
          <table:table-cell table:style-name="ce7" office:value-type="float" office:value="89875">
            <text:p>89875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Obra</text:p>
          </table:table-cell>
          <table:table-cell table:style-name="ce7" office:value-type="float" office:value="89875.17">
            <text:p>89875,17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225">
            <text:p>27225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225">
            <text:p>2722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920240">
            <text:p>18920240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920240.91">
            <text:p>18920240,91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225">
            <text:p>27225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225">
            <text:p>27225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22994">
            <text:p>3122994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22994.62">
            <text:p>3122994,62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225">
            <text:p>27225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7225">
            <text:p>27225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3345">
            <text:p>423345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423345.95">
            <text:p>423345,95</text:p>
          </table:table-cell>
          <table:table-cell/>
        </table:table-row>
        <table:table-row table:style-name="ro1">
          <table:table-cell/>
          <table:table-cell table:style-name="ce4" office:value-type="float" office:value="2017">
            <text:p>2017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343">
            <text:p>11343</text:p>
          </table:table-cell>
          <table:table-cell table:style-name="ce11"/>
          <table:table-cell table:style-name="ce7" office:value-type="float" office:value="2017">
            <text:p>2017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343.75">
            <text:p>11343,75</text:p>
          </table:table-cell>
          <table:table-cell/>
        </table:table-row>
        <table:table-row table:style-name="ro1">
          <table:table-cell/>
          <table:table-cell table:style-name="ce4" office:value-type="float" office:value="2017">
            <text:p>2017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96214">
            <text:p>96214</text:p>
          </table:table-cell>
          <table:table-cell table:style-name="ce11"/>
          <table:table-cell table:style-name="ce7" office:value-type="float" office:value="2017">
            <text:p>2017</text:p>
          </table:table-cell>
          <table:table-cell table:style-name="ce7" office:value-type="string">
            <text:p>SANDETEL</text:p>
          </table:table-cell>
          <table:table-cell table:style-name="ce7" office:value-type="string">
            <text:p>Servicio</text:p>
          </table:table-cell>
          <table:table-cell table:style-name="ce7" office:value-type="float" office:value="96214.96">
            <text:p>96214,96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791">
            <text:p>33791</text:p>
          </table:table-cell>
          <table:table-cell table:style-name="ce11"/>
          <table:table-cell table:style-name="ce7" office:value-type="float" office:value="2006">
            <text:p>2006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791.93">
            <text:p>33791,93</text:p>
          </table:table-cell>
          <table:table-cell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895243">
            <text:p>895243</text:p>
          </table:table-cell>
          <table:table-cell table:style-name="ce11"/>
          <table:table-cell table:style-name="ce7" office:value-type="float" office:value="2006">
            <text:p>2006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895243.44">
            <text:p>895243,44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000904">
            <text:p>12000904</text:p>
          </table:table-cell>
          <table:table-cell table:style-name="ce11"/>
          <table:table-cell table:style-name="ce7" office:value-type="float" office:value="2007">
            <text:p>2007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2000904.47">
            <text:p>12000904,47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092312">
            <text:p>31092312</text:p>
          </table:table-cell>
          <table:table-cell table:style-name="ce11"/>
          <table:table-cell table:style-name="ce7" office:value-type="float" office:value="2007">
            <text:p>2007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31092312.15">
            <text:p>31092312,15</text:p>
          </table:table-cell>
          <table:table-cell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128000">
            <text:p>128000</text:p>
          </table:table-cell>
          <table:table-cell table:style-name="ce11"/>
          <table:table-cell table:style-name="ce7" office:value-type="float" office:value="2007">
            <text:p>2007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128000">
            <text:p>128000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359055">
            <text:p>33359055</text:p>
          </table:table-cell>
          <table:table-cell table:style-name="ce11"/>
          <table:table-cell table:style-name="ce7" office:value-type="float" office:value="2008">
            <text:p>2008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3359055.41">
            <text:p>33359055,41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599424">
            <text:p>43599424</text:p>
          </table:table-cell>
          <table:table-cell table:style-name="ce11"/>
          <table:table-cell table:style-name="ce7" office:value-type="float" office:value="2008">
            <text:p>2008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3599424.42">
            <text:p>43599424,42</text:p>
          </table:table-cell>
          <table:table-cell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192740">
            <text:p>192740</text:p>
          </table:table-cell>
          <table:table-cell table:style-name="ce11"/>
          <table:table-cell table:style-name="ce7" office:value-type="float" office:value="2008">
            <text:p>2008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192740.97">
            <text:p>192740,97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922737">
            <text:p>13922737</text:p>
          </table:table-cell>
          <table:table-cell table:style-name="ce11"/>
          <table:table-cell table:style-name="ce7" office:value-type="float" office:value="2009">
            <text:p>2009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922737.41">
            <text:p>13922737,41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503663">
            <text:p>63503663</text:p>
          </table:table-cell>
          <table:table-cell table:style-name="ce11"/>
          <table:table-cell table:style-name="ce7" office:value-type="float" office:value="2009">
            <text:p>2009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63503663.46">
            <text:p>63503663,46</text:p>
          </table:table-cell>
          <table:table-cell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1785767">
            <text:p>1785767</text:p>
          </table:table-cell>
          <table:table-cell table:style-name="ce11"/>
          <table:table-cell table:style-name="ce7" office:value-type="float" office:value="2009">
            <text:p>2009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1785767.16">
            <text:p>1785767,1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338090">
            <text:p>10338090</text:p>
          </table:table-cell>
          <table:table-cell table:style-name="ce11"/>
          <table:table-cell table:style-name="ce7" office:value-type="float" office:value="2010">
            <text:p>2010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0338090.22">
            <text:p>10338090,22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571691">
            <text:p>58571691</text:p>
          </table:table-cell>
          <table:table-cell table:style-name="ce11"/>
          <table:table-cell table:style-name="ce7" office:value-type="float" office:value="2010">
            <text:p>2010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8571691.6">
            <text:p>58571691,6</text:p>
          </table:table-cell>
          <table:table-cell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133145">
            <text:p>133145</text:p>
          </table:table-cell>
          <table:table-cell table:style-name="ce11"/>
          <table:table-cell table:style-name="ce7" office:value-type="float" office:value="2010">
            <text:p>2010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133145">
            <text:p>133145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64179">
            <text:p>2064179</text:p>
          </table:table-cell>
          <table:table-cell table:style-name="ce11"/>
          <table:table-cell table:style-name="ce7" office:value-type="float" office:value="2011">
            <text:p>2011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2064179.69">
            <text:p>2064179,69</text:p>
          </table:table-cell>
          <table:table-cell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8771875">
            <text:p>48771875</text:p>
          </table:table-cell>
          <table:table-cell table:style-name="ce11"/>
          <table:table-cell table:style-name="ce7" office:value-type="float" office:value="2011">
            <text:p>2011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8771875.02">
            <text:p>48771875,02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69405">
            <text:p>669405</text:p>
          </table:table-cell>
          <table:table-cell table:style-name="ce11"/>
          <table:table-cell table:style-name="ce7" office:value-type="float" office:value="2012">
            <text:p>2012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669405.04">
            <text:p>669405,04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586488">
            <text:p>50586488</text:p>
          </table:table-cell>
          <table:table-cell table:style-name="ce11"/>
          <table:table-cell table:style-name="ce7" office:value-type="float" office:value="2012">
            <text:p>2012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0586488.05">
            <text:p>50586488,05</text:p>
          </table:table-cell>
          <table:table-cell/>
        </table:table-row>
        <table:table-row table:style-name="ro1">
          <table:table-cell/>
          <table:table-cell table:style-name="ce4" office:value-type="float" office:value="2012">
            <text:p>2012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33000">
            <text:p>33000</text:p>
          </table:table-cell>
          <table:table-cell table:style-name="ce11"/>
          <table:table-cell table:style-name="ce7" office:value-type="float" office:value="2012">
            <text:p>2012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Obra</text:p>
          </table:table-cell>
          <table:table-cell table:style-name="ce7" office:value-type="float" office:value="33000">
            <text:p>33000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74638">
            <text:p>1774638</text:p>
          </table:table-cell>
          <table:table-cell table:style-name="ce11"/>
          <table:table-cell table:style-name="ce7" office:value-type="float" office:value="2013">
            <text:p>2013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774638.95">
            <text:p>1774638,95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3170491">
            <text:p>53170491</text:p>
          </table:table-cell>
          <table:table-cell table:style-name="ce11"/>
          <table:table-cell table:style-name="ce7" office:value-type="float" office:value="2013">
            <text:p>2013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3170491.15">
            <text:p>53170491,15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7986">
            <text:p>47986</text:p>
          </table:table-cell>
          <table:table-cell table:style-name="ce11"/>
          <table:table-cell table:style-name="ce7" office:value-type="float" office:value="2014">
            <text:p>2014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7986.18">
            <text:p>47986,18</text:p>
          </table:table-cell>
          <table:table-cell/>
        </table:table-row>
        <table:table-row table:style-name="ro1">
          <table:table-cell/>
          <table:table-cell table:style-name="ce4" office:value-type="float" office:value="2014">
            <text:p>2014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557577">
            <text:p>45557577</text:p>
          </table:table-cell>
          <table:table-cell table:style-name="ce11"/>
          <table:table-cell table:style-name="ce7" office:value-type="float" office:value="2014">
            <text:p>2014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45557577.36">
            <text:p>45557577,36</text:p>
          </table:table-cell>
          <table:table-cell/>
        </table:table-row>
        <table:table-row table:style-name="ro1">
          <table:table-cell/>
          <table:table-cell table:style-name="ce4" office:value-type="float" office:value="2015">
            <text:p>2015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416484">
            <text:p>16416484</text:p>
          </table:table-cell>
          <table:table-cell table:style-name="ce11"/>
          <table:table-cell table:style-name="ce7" office:value-type="float" office:value="2015">
            <text:p>2015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16416484.78">
            <text:p>16416484,78</text:p>
          </table:table-cell>
          <table:table-cell/>
        </table:table-row>
        <table:table-row table:style-name="ro1">
          <table:table-cell/>
          <table:table-cell table:style-name="ce4" office:value-type="float" office:value="2016">
            <text:p>2016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58059">
            <text:p>5558059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SAS</text:p>
          </table:table-cell>
          <table:table-cell table:style-name="ce7" office:value-type="string">
            <text:p>Servicio</text:p>
          </table:table-cell>
          <table:table-cell table:style-name="ce7" office:value-type="float" office:value="5558059.19">
            <text:p>5558059,19</text:p>
          </table:table-cell>
          <table:table-cell/>
        </table:table-row>
        <table:table-row table:style-name="ro1">
          <table:table-cell/>
          <table:table-cell table:style-name="ce4" office:value-type="float" office:value="2013">
            <text:p>2013</text:p>
          </table:table-cell>
          <table:table-cell table:style-name="ce7" office:value-type="string">
            <text:p>XXXCSAL</text:p>
          </table:table-cell>
          <table:table-cell table:style-name="ce7" office:value-type="string">
            <text:p>Servicio</text:p>
          </table:table-cell>
          <table:table-cell table:style-name="ce7" office:value-type="float" office:value="94348">
            <text:p>94348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XXXCSAL</text:p>
          </table:table-cell>
          <table:table-cell table:style-name="ce7" office:value-type="string">
            <text:p>Servicio</text:p>
          </table:table-cell>
          <table:table-cell table:style-name="ce7" office:value-type="float" office:value="94348.9">
            <text:p>94348,9</text:p>
          </table:table-cell>
          <table:table-cell/>
        </table:table-row>
        <table:table-row table:style-name="ro1" table:number-rows-repeated="2">
          <table:table-cell/>
          <table:table-cell table:style-name="ce4" table:number-columns-repeated="2"/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style-name="ce8" table:number-columns-repeated="2"/>
          <table:table-cell table:number-columns-repeated="6"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SERIE TEMPORAL</text:p>
          </table:table-cell>
          <table:table-cell office:value-type="string">
            <text:p>EVOLUCION TEMPORA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>
            <text:p>Año</text:p>
          </table:table-cell>
          <table:table-cell table:style-name="ce6" office:value-type="string">
            <text:p>Objeto</text:p>
          </table:table-cell>
          <table:table-cell table:style-name="ce6" office:value-type="string">
            <text:p>Gasto</text:p>
          </table:table-cell>
          <table:table-cell table:number-columns-repeated="2"/>
          <table:table-cell table:style-name="ce6" office:value-type="string">
            <text:p>Año</text:p>
          </table:table-cell>
          <table:table-cell table:style-name="ce6" office:value-type="string">
            <text:p>Objeto</text:p>
          </table:table-cell>
          <table:table-cell table:style-name="ce6" office:value-type="string">
            <text:p>Gasto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2018">
            <text:p>2018</text:p>
          </table:table-cell>
          <table:table-cell table:style-name="ce7" office:value-type="string">
            <text:p>Servicio</text:p>
          </table:table-cell>
          <table:table-cell table:style-name="ce9" office:value-type="float" office:value="595283">
            <text:p>595283</text:p>
          </table:table-cell>
          <table:table-cell table:style-name="ce12" table:formula="of:=SUMPRODUCT(([.$B$5:.$B$974]=[.C984]);([.$D$5:.$D$974]=[.D984]);([.$E$5:.$E$974]))" office:value-type="float" office:value="595283">
            <text:p>595283</text:p>
          </table:table-cell>
          <table:table-cell/>
          <table:table-cell table:style-name="ce7" office:value-type="float" office:value="2018">
            <text:p>2018</text:p>
          </table:table-cell>
          <table:table-cell table:style-name="ce7" office:value-type="string">
            <text:p>Servicio</text:p>
          </table:table-cell>
          <table:table-cell table:style-name="ce7" office:value-type="float" office:value="595283.2">
            <text:p>595283,2</text:p>
          </table:table-cell>
          <table:table-cell table:style-name="ce14" table:formula="of:=SUMPRODUCT(([.$G$5:.$G$974]=[.C984]);([.$I$5:.$I$974]=[.I984]);([.$J$5:.$J$974]))" office:value-type="float" office:value="595283.2">
            <text:p>595283,2</text:p>
          </table:table-cell>
        </table:table-row>
        <table:table-row table:style-name="ro1">
          <table:table-cell table:number-columns-repeated="2"/>
          <table:table-cell table:style-name="ce4" office:value-type="float" office:value="2017">
            <text:p>2017</text:p>
          </table:table-cell>
          <table:table-cell table:style-name="ce7" office:value-type="string">
            <text:p>Suministro</text:p>
          </table:table-cell>
          <table:table-cell table:style-name="ce10" office:value-type="float" office:value="11751">
            <text:p>11751</text:p>
          </table:table-cell>
          <table:table-cell table:style-name="ce11" table:formula="of:=SUMPRODUCT(([.$B$5:.$B$974]=[.C985]);([.$D$5:.$D$974]=[.D985]);([.$E$5:.$E$974]))" office:value-type="float" office:value="11750">
            <text:p>11750</text:p>
          </table:table-cell>
          <table:table-cell/>
          <table:table-cell table:style-name="ce7" office:value-type="float" office:value="2017">
            <text:p>2017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751.15">
            <text:p>11751,15</text:p>
          </table:table-cell>
          <table:table-cell table:style-name="ce14" table:formula="of:=SUMPRODUCT(([.$G$5:.$G$974]=[.C985]);([.$I$5:.$I$974]=[.I985]);([.$J$5:.$J$974]))" office:value-type="float" office:value="11751.15">
            <text:p>11751,15</text:p>
          </table:table-cell>
        </table:table-row>
        <table:table-row table:style-name="ro1">
          <table:table-cell table:number-columns-repeated="2"/>
          <table:table-cell table:style-name="ce4" office:value-type="float" office:value="2017">
            <text:p>2017</text:p>
          </table:table-cell>
          <table:table-cell table:style-name="ce7" office:value-type="string">
            <text:p>Servicio</text:p>
          </table:table-cell>
          <table:table-cell table:style-name="ce10" office:value-type="float" office:value="1283469">
            <text:p>1283469</text:p>
          </table:table-cell>
          <table:table-cell table:style-name="ce11" table:formula="of:=SUMPRODUCT(([.$B$5:.$B$974]=[.C986]);([.$D$5:.$D$974]=[.D986]);([.$E$5:.$E$974]))" office:value-type="float" office:value="1283468">
            <text:p>1283468</text:p>
          </table:table-cell>
          <table:table-cell/>
          <table:table-cell table:style-name="ce7" office:value-type="float" office:value="2017">
            <text:p>2017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83469.85">
            <text:p>1283469,85</text:p>
          </table:table-cell>
          <table:table-cell table:style-name="ce14" table:formula="of:=SUMPRODUCT(([.$G$5:.$G$974]=[.C986]);([.$I$5:.$I$974]=[.I986]);([.$J$5:.$J$974]))" office:value-type="float" office:value="1283469.85">
            <text:p>1283469,85</text:p>
          </table:table-cell>
        </table:table-row>
        <table:table-row table:style-name="ro1">
          <table:table-cell table:number-columns-repeated="2"/>
          <table:table-cell table:style-name="ce4" office:value-type="float" office:value="2016">
            <text:p>2016</text:p>
          </table:table-cell>
          <table:table-cell table:style-name="ce7" office:value-type="string">
            <text:p>Servicio</text:p>
          </table:table-cell>
          <table:table-cell table:style-name="ce10" office:value-type="float" office:value="12273137">
            <text:p>12273137</text:p>
          </table:table-cell>
          <table:table-cell table:style-name="ce11" table:formula="of:=SUMPRODUCT(([.$B$5:.$B$974]=[.C987]);([.$D$5:.$D$974]=[.D987]);([.$E$5:.$E$974]))" office:value-type="float" office:value="12273132">
            <text:p>12273132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273137.99">
            <text:p>12273137,99</text:p>
          </table:table-cell>
          <table:table-cell table:style-name="ce14" table:formula="of:=SUMPRODUCT(([.$G$5:.$G$974]=[.C987]);([.$I$5:.$I$974]=[.I987]);([.$J$5:.$J$974]))" office:value-type="float" office:value="12273137.99">
            <text:p>12273137,99</text:p>
          </table:table-cell>
        </table:table-row>
        <table:table-row table:style-name="ro1">
          <table:table-cell table:number-columns-repeated="2"/>
          <table:table-cell table:style-name="ce4" office:value-type="float" office:value="2016">
            <text:p>2016</text:p>
          </table:table-cell>
          <table:table-cell table:style-name="ce7" office:value-type="string">
            <text:p>Suministro</text:p>
          </table:table-cell>
          <table:table-cell table:style-name="ce9" office:value-type="float" office:value="1179356">
            <text:p>1179356</text:p>
          </table:table-cell>
          <table:table-cell table:style-name="ce12" table:formula="of:=SUMPRODUCT(([.$B$5:.$B$974]=[.C988]);([.$D$5:.$D$974]=[.D988]);([.$E$5:.$E$974]))" office:value-type="float" office:value="1179356">
            <text:p>1179356</text:p>
          </table:table-cell>
          <table:table-cell/>
          <table:table-cell table:style-name="ce7" office:value-type="float" office:value="2016">
            <text:p>2016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79356.73">
            <text:p>1179356,73</text:p>
          </table:table-cell>
          <table:table-cell table:style-name="ce14" table:formula="of:=SUMPRODUCT(([.$G$5:.$G$974]=[.C988]);([.$I$5:.$I$974]=[.I988]);([.$J$5:.$J$974]))" office:value-type="float" office:value="1179356.73">
            <text:p>1179356,73</text:p>
          </table:table-cell>
        </table:table-row>
        <table:table-row table:style-name="ro1">
          <table:table-cell table:number-columns-repeated="2"/>
          <table:table-cell table:style-name="ce4" office:value-type="float" office:value="2015">
            <text:p>2015</text:p>
          </table:table-cell>
          <table:table-cell table:style-name="ce7" office:value-type="string">
            <text:p>Obra</text:p>
          </table:table-cell>
          <table:table-cell table:style-name="ce9" office:value-type="float" office:value="598503">
            <text:p>598503</text:p>
          </table:table-cell>
          <table:table-cell table:style-name="ce12" table:formula="of:=SUMPRODUCT(([.$B$5:.$B$974]=[.C989]);([.$D$5:.$D$974]=[.D989]);([.$E$5:.$E$974]))" office:value-type="float" office:value="598503">
            <text:p>598503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Obra</text:p>
          </table:table-cell>
          <table:table-cell table:style-name="ce7" office:value-type="float" office:value="598503.6">
            <text:p>598503,6</text:p>
          </table:table-cell>
          <table:table-cell table:style-name="ce14" table:formula="of:=SUMPRODUCT(([.$G$5:.$G$974]=[.C989]);([.$I$5:.$I$974]=[.I989]);([.$J$5:.$J$974]))" office:value-type="float" office:value="598503.6">
            <text:p>598503,6</text:p>
          </table:table-cell>
        </table:table-row>
        <table:table-row table:style-name="ro1">
          <table:table-cell table:number-columns-repeated="2"/>
          <table:table-cell table:style-name="ce4" office:value-type="float" office:value="2015">
            <text:p>2015</text:p>
          </table:table-cell>
          <table:table-cell table:style-name="ce7" office:value-type="string">
            <text:p>Suministro</text:p>
          </table:table-cell>
          <table:table-cell table:style-name="ce10" office:value-type="float" office:value="3809702">
            <text:p>3809702</text:p>
          </table:table-cell>
          <table:table-cell table:style-name="ce11" table:formula="of:=SUMPRODUCT(([.$B$5:.$B$974]=[.C990]);([.$D$5:.$D$974]=[.D990]);([.$E$5:.$E$974]))" office:value-type="float" office:value="3809700">
            <text:p>3809700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3809702.41">
            <text:p>3809702,41</text:p>
          </table:table-cell>
          <table:table-cell table:style-name="ce14" table:formula="of:=SUMPRODUCT(([.$G$5:.$G$974]=[.C990]);([.$I$5:.$I$974]=[.I990]);([.$J$5:.$J$974]))" office:value-type="float" office:value="3809702.41">
            <text:p>3809702,41</text:p>
          </table:table-cell>
        </table:table-row>
        <table:table-row table:style-name="ro1">
          <table:table-cell table:number-columns-repeated="2"/>
          <table:table-cell table:style-name="ce4" office:value-type="float" office:value="2015">
            <text:p>2015</text:p>
          </table:table-cell>
          <table:table-cell table:style-name="ce7" office:value-type="string">
            <text:p>Servicio</text:p>
          </table:table-cell>
          <table:table-cell table:style-name="ce10" office:value-type="float" office:value="51251670">
            <text:p>51251670</text:p>
          </table:table-cell>
          <table:table-cell table:style-name="ce11" table:formula="of:=SUMPRODUCT(([.$B$5:.$B$974]=[.C991]);([.$D$5:.$D$974]=[.D991]);([.$E$5:.$E$974]))" office:value-type="float" office:value="51251658">
            <text:p>51251658</text:p>
          </table:table-cell>
          <table:table-cell/>
          <table:table-cell table:style-name="ce7" office:value-type="float" office:value="2015">
            <text:p>2015</text:p>
          </table:table-cell>
          <table:table-cell table:style-name="ce7" office:value-type="string">
            <text:p>Servicio</text:p>
          </table:table-cell>
          <table:table-cell table:style-name="ce7" office:value-type="float" office:value="51251670.5">
            <text:p>51251670,5</text:p>
          </table:table-cell>
          <table:table-cell table:style-name="ce14" table:formula="of:=SUMPRODUCT(([.$G$5:.$G$974]=[.C991]);([.$I$5:.$I$974]=[.I991]);([.$J$5:.$J$974]))" office:value-type="float" office:value="51251670.5">
            <text:p>51251670,5</text:p>
          </table:table-cell>
        </table:table-row>
        <table:table-row table:style-name="ro2">
          <table:table-cell table:number-columns-repeated="2"/>
          <table:table-cell table:style-name="ce4" office:value-type="float" office:value="2014">
            <text:p>2014</text:p>
          </table:table-cell>
          <table:table-cell table:style-name="ce7" office:value-type="string">
            <text:p>Servicio</text:p>
          </table:table-cell>
          <table:table-cell table:style-name="ce10" office:value-type="float" office:value="154400108">
            <text:p>154400108</text:p>
          </table:table-cell>
          <table:table-cell table:style-name="ce11" table:formula="of:=SUMPRODUCT(([.$B$5:.$B$974]=[.C992]);([.$D$5:.$D$974]=[.D992]);([.$E$5:.$E$974]))" office:value-type="float" office:value="154400083">
            <text:p>154400083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Servicio</text:p>
          </table:table-cell>
          <table:table-cell table:style-name="ce7" office:value-type="float" office:value="154400108.96">
            <text:p>154400108,96</text:p>
          </table:table-cell>
          <table:table-cell table:style-name="ce14" table:formula="of:=SUMPRODUCT(([.$G$5:.$G$974]=[.C992]);([.$I$5:.$I$974]=[.I992]);([.$J$5:.$J$974]))" office:value-type="float" office:value="154400108.96">
            <text:p>154400108,96</text:p>
          </table:table-cell>
        </table:table-row>
        <table:table-row table:style-name="ro1">
          <table:table-cell table:number-columns-repeated="2"/>
          <table:table-cell table:style-name="ce4" office:value-type="float" office:value="2014">
            <text:p>2014</text:p>
          </table:table-cell>
          <table:table-cell table:style-name="ce7" office:value-type="string">
            <text:p>Suministro</text:p>
          </table:table-cell>
          <table:table-cell table:style-name="ce10" office:value-type="float" office:value="11634233">
            <text:p>11634233</text:p>
          </table:table-cell>
          <table:table-cell table:style-name="ce11" table:formula="of:=SUMPRODUCT(([.$B$5:.$B$974]=[.C993]);([.$D$5:.$D$974]=[.D993]);([.$E$5:.$E$974]))" office:value-type="float" office:value="11634218">
            <text:p>11634218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634233.54">
            <text:p>11634233,54</text:p>
          </table:table-cell>
          <table:table-cell table:style-name="ce14" table:formula="of:=SUMPRODUCT(([.$G$5:.$G$974]=[.C993]);([.$I$5:.$I$974]=[.I993]);([.$J$5:.$J$974]))" office:value-type="float" office:value="11634233.54">
            <text:p>11634233,54</text:p>
          </table:table-cell>
        </table:table-row>
        <table:table-row table:style-name="ro1">
          <table:table-cell table:number-columns-repeated="2"/>
          <table:table-cell table:style-name="ce4" office:value-type="float" office:value="2014">
            <text:p>2014</text:p>
          </table:table-cell>
          <table:table-cell table:style-name="ce7" office:value-type="string">
            <text:p>Obra</text:p>
          </table:table-cell>
          <table:table-cell table:style-name="ce10" office:value-type="float" office:value="3615532">
            <text:p>3615532</text:p>
          </table:table-cell>
          <table:table-cell table:style-name="ce11" table:formula="of:=SUMPRODUCT(([.$B$5:.$B$974]=[.C994]);([.$D$5:.$D$974]=[.D994]);([.$E$5:.$E$974]))" office:value-type="float" office:value="3615531">
            <text:p>3615531</text:p>
          </table:table-cell>
          <table:table-cell/>
          <table:table-cell table:style-name="ce7" office:value-type="float" office:value="2014">
            <text:p>2014</text:p>
          </table:table-cell>
          <table:table-cell table:style-name="ce7" office:value-type="string">
            <text:p>Obra</text:p>
          </table:table-cell>
          <table:table-cell table:style-name="ce7" office:value-type="float" office:value="3615532.07">
            <text:p>3615532,07</text:p>
          </table:table-cell>
          <table:table-cell table:style-name="ce14" table:formula="of:=SUMPRODUCT(([.$G$5:.$G$974]=[.C994]);([.$I$5:.$I$974]=[.I994]);([.$J$5:.$J$974]))" office:value-type="float" office:value="3615532.07">
            <text:p>3615532,07</text:p>
          </table:table-cell>
        </table:table-row>
        <table:table-row table:style-name="ro1">
          <table:table-cell table:number-columns-repeated="2"/>
          <table:table-cell table:style-name="ce4" office:value-type="float" office:value="2013">
            <text:p>2013</text:p>
          </table:table-cell>
          <table:table-cell table:style-name="ce7" office:value-type="string">
            <text:p>Servicio</text:p>
          </table:table-cell>
          <table:table-cell table:style-name="ce10" office:value-type="float" office:value="175788589">
            <text:p>175788589</text:p>
          </table:table-cell>
          <table:table-cell table:style-name="ce11" table:formula="of:=SUMPRODUCT(([.$B$5:.$B$974]=[.C995]);([.$D$5:.$D$974]=[.D995]);([.$E$5:.$E$974]))" office:value-type="float" office:value="175788562">
            <text:p>175788562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ervicio</text:p>
          </table:table-cell>
          <table:table-cell table:style-name="ce7" office:value-type="float" office:value="175788589.6">
            <text:p>175788589,6</text:p>
          </table:table-cell>
          <table:table-cell table:style-name="ce14" table:formula="of:=SUMPRODUCT(([.$G$5:.$G$974]=[.C995]);([.$I$5:.$I$974]=[.I995]);([.$J$5:.$J$974]))" office:value-type="float" office:value="175788589.6">
            <text:p>175788589,6</text:p>
          </table:table-cell>
        </table:table-row>
        <table:table-row table:style-name="ro1">
          <table:table-cell table:number-columns-repeated="2"/>
          <table:table-cell table:style-name="ce4" office:value-type="float" office:value="2013">
            <text:p>2013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950195">
            <text:p>45950195</text:p>
          </table:table-cell>
          <table:table-cell table:formula="of:=SUMPRODUCT(([.$B$5:.$B$974]=[.C996]);([.$D$5:.$D$974]=[.D996]);([.$E$5:.$E$974]))" office:value-type="float" office:value="45950173">
            <text:p>45950173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5950195.91">
            <text:p>45950195,91</text:p>
          </table:table-cell>
          <table:table-cell table:style-name="ce14" table:formula="of:=SUMPRODUCT(([.$G$5:.$G$974]=[.C996]);([.$I$5:.$I$974]=[.I996]);([.$J$5:.$J$974]))" office:value-type="float" office:value="45950195.91">
            <text:p>45950195,91</text:p>
          </table:table-cell>
        </table:table-row>
        <table:table-row table:style-name="ro1">
          <table:table-cell table:number-columns-repeated="2"/>
          <table:table-cell table:style-name="ce4" office:value-type="float" office:value="2013">
            <text:p>2013</text:p>
          </table:table-cell>
          <table:table-cell table:style-name="ce7" office:value-type="string">
            <text:p>Obra</text:p>
          </table:table-cell>
          <table:table-cell table:style-name="ce7" office:value-type="float" office:value="8175403">
            <text:p>8175403</text:p>
          </table:table-cell>
          <table:table-cell table:formula="of:=SUMPRODUCT(([.$B$5:.$B$974]=[.C997]);([.$D$5:.$D$974]=[.D997]);([.$E$5:.$E$974]))" office:value-type="float" office:value="8175400">
            <text:p>8175400</text:p>
          </table:table-cell>
          <table:table-cell/>
          <table:table-cell table:style-name="ce7" office:value-type="float" office:value="2013">
            <text:p>2013</text:p>
          </table:table-cell>
          <table:table-cell table:style-name="ce7" office:value-type="string">
            <text:p>Obra</text:p>
          </table:table-cell>
          <table:table-cell table:style-name="ce7" office:value-type="float" office:value="8175403.6">
            <text:p>8175403,6</text:p>
          </table:table-cell>
          <table:table-cell table:style-name="ce14" table:formula="of:=SUMPRODUCT(([.$G$5:.$G$974]=[.C997]);([.$I$5:.$I$974]=[.I997]);([.$J$5:.$J$974]))" office:value-type="float" office:value="8175403.6">
            <text:p>8175403,6</text:p>
          </table:table-cell>
        </table:table-row>
        <table:table-row table:style-name="ro2">
          <table:table-cell table:number-columns-repeated="2"/>
          <table:table-cell table:style-name="ce4" office:value-type="float" office:value="2012">
            <text:p>2012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1399397">
            <text:p>181399397</text:p>
          </table:table-cell>
          <table:table-cell table:formula="of:=SUMPRODUCT(([.$B$5:.$B$974]=[.C998]);([.$D$5:.$D$974]=[.D998]);([.$E$5:.$E$974]))" office:value-type="float" office:value="181399378">
            <text:p>181399378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1399397.64">
            <text:p>181399397,64</text:p>
          </table:table-cell>
          <table:table-cell table:style-name="ce14" table:formula="of:=SUMPRODUCT(([.$G$5:.$G$974]=[.C998]);([.$I$5:.$I$974]=[.I998]);([.$J$5:.$J$974]))" office:value-type="float" office:value="181399397.64">
            <text:p>181399397,64</text:p>
          </table:table-cell>
        </table:table-row>
        <table:table-row table:style-name="ro1">
          <table:table-cell table:number-columns-repeated="2"/>
          <table:table-cell table:style-name="ce4" office:value-type="float" office:value="2012">
            <text:p>2012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733452">
            <text:p>11733452</text:p>
          </table:table-cell>
          <table:table-cell table:formula="of:=SUMPRODUCT(([.$B$5:.$B$974]=[.C999]);([.$D$5:.$D$974]=[.D999]);([.$E$5:.$E$974]))" office:value-type="float" office:value="11733439">
            <text:p>11733439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1733452.9">
            <text:p>11733452,9</text:p>
          </table:table-cell>
          <table:table-cell table:style-name="ce14" table:formula="of:=SUMPRODUCT(([.$G$5:.$G$974]=[.C999]);([.$I$5:.$I$974]=[.I999]);([.$J$5:.$J$974]))" office:value-type="float" office:value="11733452.9">
            <text:p>11733452,9</text:p>
          </table:table-cell>
        </table:table-row>
        <table:table-row table:style-name="ro1">
          <table:table-cell table:number-columns-repeated="2"/>
          <table:table-cell table:style-name="ce4" office:value-type="float" office:value="2012">
            <text:p>2012</text:p>
          </table:table-cell>
          <table:table-cell table:style-name="ce7" office:value-type="string">
            <text:p>Obra</text:p>
          </table:table-cell>
          <table:table-cell table:style-name="ce7" office:value-type="float" office:value="6258716">
            <text:p>6258716</text:p>
          </table:table-cell>
          <table:table-cell table:formula="of:=SUMPRODUCT(([.$B$5:.$B$974]=[.C1000]);([.$D$5:.$D$974]=[.D1000]);([.$E$5:.$E$974]))" office:value-type="float" office:value="6258714">
            <text:p>6258714</text:p>
          </table:table-cell>
          <table:table-cell/>
          <table:table-cell table:style-name="ce7" office:value-type="float" office:value="2012">
            <text:p>2012</text:p>
          </table:table-cell>
          <table:table-cell table:style-name="ce7" office:value-type="string">
            <text:p>Obra</text:p>
          </table:table-cell>
          <table:table-cell table:style-name="ce7" office:value-type="float" office:value="6258716.74">
            <text:p>6258716,74</text:p>
          </table:table-cell>
          <table:table-cell table:style-name="ce14" table:formula="of:=SUMPRODUCT(([.$G$5:.$G$974]=[.C1000]);([.$I$5:.$I$974]=[.I1000]);([.$J$5:.$J$974]))" office:value-type="float" office:value="6258716.74">
            <text:p>6258716,74</text:p>
          </table:table-cell>
        </table:table-row>
        <table:table-row table:style-name="ro2">
          <table:table-cell table:number-columns-repeated="2"/>
          <table:table-cell table:style-name="ce4" office:value-type="float" office:value="2011">
            <text:p>2011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3816180">
            <text:p>183816180</text:p>
          </table:table-cell>
          <table:table-cell table:formula="of:=SUMPRODUCT(([.$B$5:.$B$974]=[.C1001]);([.$D$5:.$D$974]=[.D1001]);([.$E$5:.$E$974]))" office:value-type="float" office:value="183816163">
            <text:p>183816163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Servicio</text:p>
          </table:table-cell>
          <table:table-cell table:style-name="ce7" office:value-type="float" office:value="183816180.71">
            <text:p>183816180,71</text:p>
          </table:table-cell>
          <table:table-cell table:style-name="ce14" table:formula="of:=SUMPRODUCT(([.$G$5:.$G$974]=[.C1001]);([.$I$5:.$I$974]=[.I1001]);([.$J$5:.$J$974]))" office:value-type="float" office:value="183816180.71">
            <text:p>183816180,71</text:p>
          </table:table-cell>
        </table:table-row>
        <table:table-row table:style-name="ro1">
          <table:table-cell table:number-columns-repeated="2"/>
          <table:table-cell table:style-name="ce4" office:value-type="float" office:value="2011">
            <text:p>2011</text:p>
          </table:table-cell>
          <table:table-cell table:style-name="ce7" office:value-type="string">
            <text:p>Obra</text:p>
          </table:table-cell>
          <table:table-cell table:style-name="ce7" office:value-type="float" office:value="3365720">
            <text:p>3365720</text:p>
          </table:table-cell>
          <table:table-cell table:formula="of:=SUMPRODUCT(([.$B$5:.$B$974]=[.C1002]);([.$D$5:.$D$974]=[.D1002]);([.$E$5:.$E$974]))" office:value-type="float" office:value="3365716">
            <text:p>3365716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262415.75">
            <text:p>13262415,75</text:p>
          </table:table-cell>
          <table:table-cell table:style-name="ce14" table:formula="of:=SUMPRODUCT(([.$G$5:.$G$974]=[.C1002]);([.$I$5:.$I$974]=[.I1002]);([.$J$5:.$J$974]))" office:value-type="float" office:value="13262415.75">
            <text:p>13262415,75</text:p>
          </table:table-cell>
        </table:table-row>
        <table:table-row table:style-name="ro1">
          <table:table-cell table:number-columns-repeated="2"/>
          <table:table-cell table:style-name="ce4" office:value-type="float" office:value="2011">
            <text:p>2011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13262415">
            <text:p>13262415</text:p>
          </table:table-cell>
          <table:table-cell table:formula="of:=SUMPRODUCT(([.$B$5:.$B$974]=[.C1003]);([.$D$5:.$D$974]=[.D1003]);([.$E$5:.$E$974]))" office:value-type="float" office:value="13262401">
            <text:p>13262401</text:p>
          </table:table-cell>
          <table:table-cell/>
          <table:table-cell table:style-name="ce7" office:value-type="float" office:value="2011">
            <text:p>2011</text:p>
          </table:table-cell>
          <table:table-cell table:style-name="ce7" office:value-type="string">
            <text:p>Obra</text:p>
          </table:table-cell>
          <table:table-cell table:style-name="ce7" office:value-type="float" office:value="3365720.32">
            <text:p>3365720,32</text:p>
          </table:table-cell>
          <table:table-cell table:style-name="ce14" table:formula="of:=SUMPRODUCT(([.$G$5:.$G$974]=[.C1003]);([.$I$5:.$I$974]=[.I1003]);([.$J$5:.$J$974]))" office:value-type="float" office:value="3365720.32">
            <text:p>3365720,32</text:p>
          </table:table-cell>
        </table:table-row>
        <table:table-row table:style-name="ro1">
          <table:table-cell table:number-columns-repeated="2"/>
          <table:table-cell table:style-name="ce4" office:value-type="float" office:value="2010">
            <text:p>2010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3336010">
            <text:p>43336010</text:p>
          </table:table-cell>
          <table:table-cell table:formula="of:=SUMPRODUCT(([.$B$5:.$B$974]=[.C1004]);([.$D$5:.$D$974]=[.D1004]);([.$E$5:.$E$974]))" office:value-type="float" office:value="43335995">
            <text:p>43335995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3336010.07">
            <text:p>43336010,07</text:p>
          </table:table-cell>
          <table:table-cell table:style-name="ce14" table:formula="of:=SUMPRODUCT(([.$G$5:.$G$974]=[.C1004]);([.$I$5:.$I$974]=[.I1004]);([.$J$5:.$J$974]))" office:value-type="float" office:value="43336010.07">
            <text:p>43336010,07</text:p>
          </table:table-cell>
        </table:table-row>
        <table:table-row table:style-name="ro1">
          <table:table-cell table:number-columns-repeated="2"/>
          <table:table-cell table:style-name="ce4" office:value-type="float" office:value="2010">
            <text:p>2010</text:p>
          </table:table-cell>
          <table:table-cell table:style-name="ce7" office:value-type="string">
            <text:p>Obra</text:p>
          </table:table-cell>
          <table:table-cell table:style-name="ce7" office:value-type="float" office:value="2595448">
            <text:p>2595448</text:p>
          </table:table-cell>
          <table:table-cell table:formula="of:=SUMPRODUCT(([.$B$5:.$B$974]=[.C1005]);([.$D$5:.$D$974]=[.D1005]);([.$E$5:.$E$974]))" office:value-type="float" office:value="2595445">
            <text:p>2595445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Obra</text:p>
          </table:table-cell>
          <table:table-cell table:style-name="ce7" office:value-type="float" office:value="2595448.52">
            <text:p>2595448,52</text:p>
          </table:table-cell>
          <table:table-cell table:style-name="ce14" table:formula="of:=SUMPRODUCT(([.$G$5:.$G$974]=[.C1005]);([.$I$5:.$I$974]=[.I1005]);([.$J$5:.$J$974]))" office:value-type="float" office:value="2595448.52">
            <text:p>2595448,52</text:p>
          </table:table-cell>
        </table:table-row>
        <table:table-row table:style-name="ro2">
          <table:table-cell table:number-columns-repeated="2"/>
          <table:table-cell table:style-name="ce4" office:value-type="float" office:value="2010">
            <text:p>2010</text:p>
          </table:table-cell>
          <table:table-cell table:style-name="ce7" office:value-type="string">
            <text:p>Consultoría y Asistencia</text:p>
          </table:table-cell>
          <table:table-cell table:style-name="ce9" office:value-type="float" office:value="70025">
            <text:p>70025</text:p>
          </table:table-cell>
          <table:table-cell table:style-name="ce12" table:formula="of:=SUMPRODUCT(([.$B$5:.$B$974]=[.C1006]);([.$D$5:.$D$974]=[.D1006]);([.$E$5:.$E$974]))" office:value-type="float" office:value="70025">
            <text:p>70025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70025">
            <text:p>70025</text:p>
          </table:table-cell>
          <table:table-cell table:style-name="ce14" table:formula="of:=SUMPRODUCT(([.$G$5:.$G$974]=[.C1006]);([.$I$5:.$I$974]=[.I1006]);([.$J$5:.$J$974]))" office:value-type="float" office:value="70025">
            <text:p>70025</text:p>
          </table:table-cell>
        </table:table-row>
        <table:table-row table:style-name="ro2">
          <table:table-cell table:number-columns-repeated="2"/>
          <table:table-cell table:style-name="ce4" office:value-type="float" office:value="2010">
            <text:p>2010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1188318">
            <text:p>221188318</text:p>
          </table:table-cell>
          <table:table-cell table:formula="of:=SUMPRODUCT(([.$B$5:.$B$974]=[.C1007]);([.$D$5:.$D$974]=[.D1007]);([.$E$5:.$E$974]))" office:value-type="float" office:value="221188302">
            <text:p>221188302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Servicio</text:p>
          </table:table-cell>
          <table:table-cell table:style-name="ce7" office:value-type="float" office:value="221188318.52">
            <text:p>221188318,52</text:p>
          </table:table-cell>
          <table:table-cell table:style-name="ce14" table:formula="of:=SUMPRODUCT(([.$G$5:.$G$974]=[.C1007]);([.$I$5:.$I$974]=[.I1007]);([.$J$5:.$J$974]))" office:value-type="float" office:value="221188318.52">
            <text:p>221188318,52</text:p>
          </table:table-cell>
        </table:table-row>
        <table:table-row table:style-name="ro2">
          <table:table-cell table:number-columns-repeated="2"/>
          <table:table-cell table:style-name="ce4" office:value-type="float" office:value="2010">
            <text:p>2010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355129">
            <text:p>355129</text:p>
          </table:table-cell>
          <table:table-cell table:formula="of:=SUMPRODUCT(([.$B$5:.$B$974]=[.C1008]);([.$D$5:.$D$974]=[.D1008]);([.$E$5:.$E$974]))" office:value-type="float" office:value="355128">
            <text:p>355128</text:p>
          </table:table-cell>
          <table:table-cell/>
          <table:table-cell table:style-name="ce7" office:value-type="float" office:value="2010">
            <text:p>2010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355129.53">
            <text:p>355129,53</text:p>
          </table:table-cell>
          <table:table-cell table:style-name="ce14" table:formula="of:=SUMPRODUCT(([.$G$5:.$G$974]=[.C1008]);([.$I$5:.$I$974]=[.I1008]);([.$J$5:.$J$974]))" office:value-type="float" office:value="355129.53">
            <text:p>355129,53</text:p>
          </table:table-cell>
        </table:table-row>
        <table:table-row table:style-name="ro2">
          <table:table-cell table:number-columns-repeated="2"/>
          <table:table-cell table:style-name="ce4" office:value-type="float" office:value="2009">
            <text:p>2009</text:p>
          </table:table-cell>
          <table:table-cell table:style-name="ce7" office:value-type="string">
            <text:p>NO PROCEDE</text:p>
          </table:table-cell>
          <table:table-cell table:style-name="ce9" office:value-type="float" office:value="4026391">
            <text:p>4026391</text:p>
          </table:table-cell>
          <table:table-cell table:style-name="ce12" table:formula="of:=SUMPRODUCT(([.$B$5:.$B$974]=[.C1009]);([.$D$5:.$D$974]=[.D1009]);([.$E$5:.$E$974]))" office:value-type="float" office:value="4026391">
            <text:p>4026391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4026391.91">
            <text:p>4026391,91</text:p>
          </table:table-cell>
          <table:table-cell table:style-name="ce14" table:formula="of:=SUMPRODUCT(([.$G$5:.$G$974]=[.C1009]);([.$I$5:.$I$974]=[.I1009]);([.$J$5:.$J$974]))" office:value-type="float" office:value="4026391.91">
            <text:p>4026391,91</text:p>
          </table:table-cell>
        </table:table-row>
        <table:table-row table:style-name="ro2">
          <table:table-cell table:number-columns-repeated="2"/>
          <table:table-cell table:style-name="ce4" office:value-type="float" office:value="2009">
            <text:p>2009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4737487">
            <text:p>194737487</text:p>
          </table:table-cell>
          <table:table-cell table:formula="of:=SUMPRODUCT(([.$B$5:.$B$974]=[.C1010]);([.$D$5:.$D$974]=[.D1010]);([.$E$5:.$E$974]))" office:value-type="float" office:value="194737472">
            <text:p>194737472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Servicio</text:p>
          </table:table-cell>
          <table:table-cell table:style-name="ce7" office:value-type="float" office:value="194737487.95">
            <text:p>194737487,95</text:p>
          </table:table-cell>
          <table:table-cell table:style-name="ce14" table:formula="of:=SUMPRODUCT(([.$G$5:.$G$974]=[.C1010]);([.$I$5:.$I$974]=[.I1010]);([.$J$5:.$J$974]))" office:value-type="float" office:value="194737487.95">
            <text:p>194737487,95</text:p>
          </table:table-cell>
        </table:table-row>
        <table:table-row table:style-name="ro2">
          <table:table-cell table:number-columns-repeated="2"/>
          <table:table-cell table:style-name="ce4" office:value-type="float" office:value="2009">
            <text:p>2009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093285">
            <text:p>5093285</text:p>
          </table:table-cell>
          <table:table-cell table:formula="of:=SUMPRODUCT(([.$B$5:.$B$974]=[.C1011]);([.$D$5:.$D$974]=[.D1011]);([.$E$5:.$E$974]))" office:value-type="float" office:value="5093284">
            <text:p>5093284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5093285.23">
            <text:p>5093285,23</text:p>
          </table:table-cell>
          <table:table-cell table:style-name="ce14" table:formula="of:=SUMPRODUCT(([.$G$5:.$G$974]=[.C1011]);([.$I$5:.$I$974]=[.I1011]);([.$J$5:.$J$974]))" office:value-type="float" office:value="5093285.23">
            <text:p>5093285,23</text:p>
          </table:table-cell>
        </table:table-row>
        <table:table-row table:style-name="ro1">
          <table:table-cell table:number-columns-repeated="2"/>
          <table:table-cell table:style-name="ce4" office:value-type="float" office:value="2009">
            <text:p>2009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8430972">
            <text:p>58430972</text:p>
          </table:table-cell>
          <table:table-cell table:formula="of:=SUMPRODUCT(([.$B$5:.$B$974]=[.C1012]);([.$D$5:.$D$974]=[.D1012]);([.$E$5:.$E$974]))" office:value-type="float" office:value="58430955">
            <text:p>5843095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58430972.02">
            <text:p>58430972,02</text:p>
          </table:table-cell>
          <table:table-cell table:style-name="ce14" table:formula="of:=SUMPRODUCT(([.$G$5:.$G$974]=[.C1012]);([.$I$5:.$I$974]=[.I1012]);([.$J$5:.$J$974]))" office:value-type="float" office:value="58430972.02">
            <text:p>58430972,02</text:p>
          </table:table-cell>
        </table:table-row>
        <table:table-row table:style-name="ro1">
          <table:table-cell table:number-columns-repeated="2"/>
          <table:table-cell table:style-name="ce4" office:value-type="float" office:value="2009">
            <text:p>2009</text:p>
          </table:table-cell>
          <table:table-cell table:style-name="ce7" office:value-type="string">
            <text:p>Obra</text:p>
          </table:table-cell>
          <table:table-cell table:style-name="ce7" office:value-type="float" office:value="43444938">
            <text:p>43444938</text:p>
          </table:table-cell>
          <table:table-cell table:formula="of:=SUMPRODUCT(([.$B$5:.$B$974]=[.C1013]);([.$D$5:.$D$974]=[.D1013]);([.$E$5:.$E$974]))" office:value-type="float" office:value="43444935">
            <text:p>43444935</text:p>
          </table:table-cell>
          <table:table-cell/>
          <table:table-cell table:style-name="ce7" office:value-type="float" office:value="2009">
            <text:p>2009</text:p>
          </table:table-cell>
          <table:table-cell table:style-name="ce7" office:value-type="string">
            <text:p>Obra</text:p>
          </table:table-cell>
          <table:table-cell table:style-name="ce7" office:value-type="float" office:value="43444938.95">
            <text:p>43444938,95</text:p>
          </table:table-cell>
          <table:table-cell table:style-name="ce14" table:formula="of:=SUMPRODUCT(([.$G$5:.$G$974]=[.C1013]);([.$I$5:.$I$974]=[.I1013]);([.$J$5:.$J$974]))" office:value-type="float" office:value="43444938.95">
            <text:p>43444938,95</text:p>
          </table:table-cell>
        </table:table-row>
        <table:table-row table:style-name="ro2">
          <table:table-cell table:number-columns-repeated="2"/>
          <table:table-cell table:style-name="ce4" office:value-type="float" office:value="2008">
            <text:p>2008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7161764">
            <text:p>127161764</text:p>
          </table:table-cell>
          <table:table-cell table:formula="of:=SUMPRODUCT(([.$B$5:.$B$974]=[.C1014]);([.$D$5:.$D$974]=[.D1014]);([.$E$5:.$E$974]))" office:value-type="float" office:value="127161751">
            <text:p>127161751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Servicio</text:p>
          </table:table-cell>
          <table:table-cell table:style-name="ce7" office:value-type="float" office:value="127161764.51">
            <text:p>127161764,51</text:p>
          </table:table-cell>
          <table:table-cell table:style-name="ce14" table:formula="of:=SUMPRODUCT(([.$G$5:.$G$974]=[.C1014]);([.$I$5:.$I$974]=[.I1014]);([.$J$5:.$J$974]))" office:value-type="float" office:value="127161764.51">
            <text:p>127161764,51</text:p>
          </table:table-cell>
        </table:table-row>
        <table:table-row table:style-name="ro2">
          <table:table-cell table:number-columns-repeated="2"/>
          <table:table-cell table:style-name="ce4" office:value-type="float" office:value="2008">
            <text:p>2008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5121523">
            <text:p>15121523</text:p>
          </table:table-cell>
          <table:table-cell table:formula="of:=SUMPRODUCT(([.$B$5:.$B$974]=[.C1015]);([.$D$5:.$D$974]=[.D1015]);([.$E$5:.$E$974]))" office:value-type="float" office:value="15121519">
            <text:p>15121519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5121523.28">
            <text:p>15121523,28</text:p>
          </table:table-cell>
          <table:table-cell table:style-name="ce14" table:formula="of:=SUMPRODUCT(([.$G$5:.$G$974]=[.C1015]);([.$I$5:.$I$974]=[.I1015]);([.$J$5:.$J$974]))" office:value-type="float" office:value="15121523.28">
            <text:p>15121523,28</text:p>
          </table:table-cell>
        </table:table-row>
        <table:table-row table:style-name="ro1">
          <table:table-cell table:number-columns-repeated="2"/>
          <table:table-cell table:style-name="ce4" office:value-type="float" office:value="2008">
            <text:p>2008</text:p>
          </table:table-cell>
          <table:table-cell table:style-name="ce7" office:value-type="string">
            <text:p>Obra</text:p>
          </table:table-cell>
          <table:table-cell table:style-name="ce7" office:value-type="float" office:value="35914098">
            <text:p>35914098</text:p>
          </table:table-cell>
          <table:table-cell table:formula="of:=SUMPRODUCT(([.$B$5:.$B$974]=[.C1016]);([.$D$5:.$D$974]=[.D1016]);([.$E$5:.$E$974]))" office:value-type="float" office:value="35914093">
            <text:p>35914093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Obra</text:p>
          </table:table-cell>
          <table:table-cell table:style-name="ce7" office:value-type="float" office:value="35914098.81">
            <text:p>35914098,81</text:p>
          </table:table-cell>
          <table:table-cell table:style-name="ce14" table:formula="of:=SUMPRODUCT(([.$G$5:.$G$974]=[.C1016]);([.$I$5:.$I$974]=[.I1016]);([.$J$5:.$J$974]))" office:value-type="float" office:value="35914098.81">
            <text:p>35914098,81</text:p>
          </table:table-cell>
        </table:table-row>
        <table:table-row table:style-name="ro1">
          <table:table-cell table:number-columns-repeated="2"/>
          <table:table-cell table:style-name="ce4" office:value-type="float" office:value="2008">
            <text:p>2008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1901188">
            <text:p>71901188</text:p>
          </table:table-cell>
          <table:table-cell table:formula="of:=SUMPRODUCT(([.$B$5:.$B$974]=[.C1017]);([.$D$5:.$D$974]=[.D1017]);([.$E$5:.$E$974]))" office:value-type="float" office:value="71901172">
            <text:p>7190117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71901188.11">
            <text:p>71901188,11</text:p>
          </table:table-cell>
          <table:table-cell table:style-name="ce14" table:formula="of:=SUMPRODUCT(([.$G$5:.$G$974]=[.C1017]);([.$I$5:.$I$974]=[.I1017]);([.$J$5:.$J$974]))" office:value-type="float" office:value="71901188.11">
            <text:p>71901188,11</text:p>
          </table:table-cell>
        </table:table-row>
        <table:table-row table:style-name="ro2">
          <table:table-cell table:number-columns-repeated="2"/>
          <table:table-cell table:style-name="ce4" office:value-type="float" office:value="2008">
            <text:p>2008</text:p>
          </table:table-cell>
          <table:table-cell table:style-name="ce7" office:value-type="string">
            <text:p>NO PROCEDE</text:p>
          </table:table-cell>
          <table:table-cell table:style-name="ce9" office:value-type="float" office:value="59972">
            <text:p>59972</text:p>
          </table:table-cell>
          <table:table-cell table:style-name="ce12" table:formula="of:=SUMPRODUCT(([.$B$5:.$B$974]=[.C1018]);([.$D$5:.$D$974]=[.D1018]);([.$E$5:.$E$974]))" office:value-type="float" office:value="59972">
            <text:p>59972</text:p>
          </table:table-cell>
          <table:table-cell/>
          <table:table-cell table:style-name="ce7" office:value-type="float" office:value="2008">
            <text:p>2008</text:p>
          </table:table-cell>
          <table:table-cell table:style-name="ce7" office:value-type="string">
            <text:p>NO PROCEDE</text:p>
          </table:table-cell>
          <table:table-cell table:style-name="ce7" office:value-type="float" office:value="59972">
            <text:p>59972</text:p>
          </table:table-cell>
          <table:table-cell table:style-name="ce14" table:formula="of:=SUMPRODUCT(([.$G$5:.$G$974]=[.C1018]);([.$I$5:.$I$974]=[.I1018]);([.$J$5:.$J$974]))" office:value-type="float" office:value="59972">
            <text:p>59972</text:p>
          </table:table-cell>
        </table:table-row>
        <table:table-row table:style-name="ro1">
          <table:table-cell table:number-columns-repeated="2"/>
          <table:table-cell table:style-name="ce4" office:value-type="float" office:value="2007">
            <text:p>2007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803997">
            <text:p>70803997</text:p>
          </table:table-cell>
          <table:table-cell table:formula="of:=SUMPRODUCT(([.$B$5:.$B$974]=[.C1019]);([.$D$5:.$D$974]=[.D1019]);([.$E$5:.$E$974]))" office:value-type="float" office:value="70803986">
            <text:p>70803986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Servicio</text:p>
          </table:table-cell>
          <table:table-cell table:style-name="ce7" office:value-type="float" office:value="70803997.15">
            <text:p>70803997,15</text:p>
          </table:table-cell>
          <table:table-cell table:style-name="ce14" table:formula="of:=SUMPRODUCT(([.$G$5:.$G$974]=[.C1019]);([.$I$5:.$I$974]=[.I1019]);([.$J$5:.$J$974]))" office:value-type="float" office:value="70803997.15">
            <text:p>70803997,15</text:p>
          </table:table-cell>
        </table:table-row>
        <table:table-row table:style-name="ro1">
          <table:table-cell table:number-columns-repeated="2"/>
          <table:table-cell table:style-name="ce4" office:value-type="float" office:value="2007">
            <text:p>2007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107469">
            <text:p>42107469</text:p>
          </table:table-cell>
          <table:table-cell table:formula="of:=SUMPRODUCT(([.$B$5:.$B$974]=[.C1020]);([.$D$5:.$D$974]=[.D1020]);([.$E$5:.$E$974]))" office:value-type="float" office:value="42107457">
            <text:p>42107457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107469.51">
            <text:p>42107469,51</text:p>
          </table:table-cell>
          <table:table-cell table:style-name="ce14" table:formula="of:=SUMPRODUCT(([.$G$5:.$G$974]=[.C1020]);([.$I$5:.$I$974]=[.I1020]);([.$J$5:.$J$974]))" office:value-type="float" office:value="42107469.51">
            <text:p>42107469,51</text:p>
          </table:table-cell>
        </table:table-row>
        <table:table-row table:style-name="ro2">
          <table:table-cell table:number-columns-repeated="2"/>
          <table:table-cell table:style-name="ce4" office:value-type="float" office:value="2007">
            <text:p>2007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0701406">
            <text:p>10701406</text:p>
          </table:table-cell>
          <table:table-cell table:formula="of:=SUMPRODUCT(([.$B$5:.$B$974]=[.C1021]);([.$D$5:.$D$974]=[.D1021]);([.$E$5:.$E$974]))" office:value-type="float" office:value="10701401">
            <text:p>10701401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10701406.22">
            <text:p>10701406,22</text:p>
          </table:table-cell>
          <table:table-cell table:style-name="ce14" table:formula="of:=SUMPRODUCT(([.$G$5:.$G$974]=[.C1021]);([.$I$5:.$I$974]=[.I1021]);([.$J$5:.$J$974]))" office:value-type="float" office:value="10701406.22">
            <text:p>10701406,22</text:p>
          </table:table-cell>
        </table:table-row>
        <table:table-row table:style-name="ro1">
          <table:table-cell table:number-columns-repeated="2"/>
          <table:table-cell table:style-name="ce4" office:value-type="float" office:value="2007">
            <text:p>2007</text:p>
          </table:table-cell>
          <table:table-cell table:style-name="ce7" office:value-type="string">
            <text:p>Obra</text:p>
          </table:table-cell>
          <table:table-cell table:style-name="ce7" office:value-type="float" office:value="7945806">
            <text:p>7945806</text:p>
          </table:table-cell>
          <table:table-cell table:formula="of:=SUMPRODUCT(([.$B$5:.$B$974]=[.C1022]);([.$D$5:.$D$974]=[.D1022]);([.$E$5:.$E$974]))" office:value-type="float" office:value="7945805">
            <text:p>7945805</text:p>
          </table:table-cell>
          <table:table-cell/>
          <table:table-cell table:style-name="ce7" office:value-type="float" office:value="2007">
            <text:p>2007</text:p>
          </table:table-cell>
          <table:table-cell table:style-name="ce7" office:value-type="string">
            <text:p>Obra</text:p>
          </table:table-cell>
          <table:table-cell table:style-name="ce7" office:value-type="float" office:value="7945806.57">
            <text:p>7945806,57</text:p>
          </table:table-cell>
          <table:table-cell table:style-name="ce14" table:formula="of:=SUMPRODUCT(([.$G$5:.$G$974]=[.C1022]);([.$I$5:.$I$974]=[.I1022]);([.$J$5:.$J$974]))" office:value-type="float" office:value="7945806.57">
            <text:p>7945806,57</text:p>
          </table:table-cell>
        </table:table-row>
        <table:table-row table:style-name="ro1">
          <table:table-cell table:number-columns-repeated="2"/>
          <table:table-cell table:style-name="ce4" office:value-type="float" office:value="2006">
            <text:p>2006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35284">
            <text:p>4235284</text:p>
          </table:table-cell>
          <table:table-cell table:formula="of:=SUMPRODUCT(([.$B$5:.$B$974]=[.C1023]);([.$D$5:.$D$974]=[.D1023]);([.$E$5:.$E$974]))" office:value-type="float" office:value="4235276">
            <text:p>4235276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Suministro</text:p>
          </table:table-cell>
          <table:table-cell table:style-name="ce7" office:value-type="float" office:value="4235284.44">
            <text:p>4235284,44</text:p>
          </table:table-cell>
          <table:table-cell table:style-name="ce14" table:formula="of:=SUMPRODUCT(([.$G$5:.$G$974]=[.C1023]);([.$I$5:.$I$974]=[.I1023]);([.$J$5:.$J$974]))" office:value-type="float" office:value="4235284.44">
            <text:p>4235284,44</text:p>
          </table:table-cell>
        </table:table-row>
        <table:table-row table:style-name="ro1">
          <table:table-cell table:number-columns-repeated="2"/>
          <table:table-cell table:style-name="ce4" office:value-type="float" office:value="2006">
            <text:p>2006</text:p>
          </table:table-cell>
          <table:table-cell table:style-name="ce7" office:value-type="string">
            <text:p>Obra</text:p>
          </table:table-cell>
          <table:table-cell table:style-name="ce7" office:value-type="float" office:value="390882">
            <text:p>390882</text:p>
          </table:table-cell>
          <table:table-cell table:formula="of:=SUMPRODUCT(([.$B$5:.$B$974]=[.C1024]);([.$D$5:.$D$974]=[.D1024]);([.$E$5:.$E$974]))" office:value-type="float" office:value="390881">
            <text:p>390881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Obra</text:p>
          </table:table-cell>
          <table:table-cell table:style-name="ce7" office:value-type="float" office:value="390882.93">
            <text:p>390882,93</text:p>
          </table:table-cell>
          <table:table-cell table:style-name="ce14" table:formula="of:=SUMPRODUCT(([.$G$5:.$G$974]=[.C1024]);([.$I$5:.$I$974]=[.I1024]);([.$J$5:.$J$974]))" office:value-type="float" office:value="390882.93">
            <text:p>390882,93</text:p>
          </table:table-cell>
        </table:table-row>
        <table:table-row table:style-name="ro2">
          <table:table-cell table:number-columns-repeated="2"/>
          <table:table-cell table:style-name="ce4" office:value-type="float" office:value="2006">
            <text:p>2006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90029">
            <text:p>490029</text:p>
          </table:table-cell>
          <table:table-cell table:formula="of:=SUMPRODUCT(([.$B$5:.$B$974]=[.C1025]);([.$D$5:.$D$974]=[.D1025]);([.$E$5:.$E$974]))" office:value-type="float" office:value="490026">
            <text:p>490026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Consultoría y Asistencia</text:p>
          </table:table-cell>
          <table:table-cell table:style-name="ce7" office:value-type="float" office:value="490029.06">
            <text:p>490029,06</text:p>
          </table:table-cell>
          <table:table-cell table:style-name="ce14" table:formula="of:=SUMPRODUCT(([.$G$5:.$G$974]=[.C1025]);([.$I$5:.$I$974]=[.I1025]);([.$J$5:.$J$974]))" office:value-type="float" office:value="490029.06">
            <text:p>490029,06</text:p>
          </table:table-cell>
        </table:table-row>
        <table:table-row table:style-name="ro1">
          <table:table-cell table:number-columns-repeated="2"/>
          <table:table-cell table:style-name="ce4" office:value-type="float" office:value="2006">
            <text:p>2006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25162">
            <text:p>3625162</text:p>
          </table:table-cell>
          <table:table-cell table:formula="of:=SUMPRODUCT(([.$B$5:.$B$974]=[.C1026]);([.$D$5:.$D$974]=[.D1026]);([.$E$5:.$E$974]))" office:value-type="float" office:value="3625157">
            <text:p>3625157</text:p>
          </table:table-cell>
          <table:table-cell/>
          <table:table-cell table:style-name="ce7" office:value-type="float" office:value="2006">
            <text:p>2006</text:p>
          </table:table-cell>
          <table:table-cell table:style-name="ce7" office:value-type="string">
            <text:p>Servicio</text:p>
          </table:table-cell>
          <table:table-cell table:style-name="ce7" office:value-type="float" office:value="3625162.46">
            <text:p>3625162,46</text:p>
          </table:table-cell>
          <table:table-cell table:style-name="ce14" table:formula="of:=SUMPRODUCT(([.$G$5:.$G$974]=[.C1026]);([.$I$5:.$I$974]=[.I1026]);([.$J$5:.$J$974]))" office:value-type="float" office:value="3625162.46">
            <text:p>3625162,46</text:p>
          </table:table-cell>
        </table:table-row>
        <table:table-row table:style-name="ro1" table:number-rows-repeated="1047549">
          <table:table-cell table:number-columns-repeated="11"/>
        </table:table-row>
        <table:table-row table:style-name="ro1">
          <table:table-cell table:number-columns-repeated="11"/>
        </table:table-row>
      </table:table>
      <table:database-ranges>
        <table:database-range table:name="__Anonymous_Sheet_DB__0" table:target-range-address="Hoja1.B4:Hoja1.E978">
          <table:sort>
            <table:sort-by table:field-number="1" table:data-type="automatic"/>
          </table:sort>
        </table:database-range>
        <table:database-range table:target-range-address="Hoja1.H983:Hoja1.J102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24/06/2014</text:date>, <text:time>12:08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</meta:initial-creator>
    <meta:creation-date>2014-05-21T10:12:46.412613844</meta:creation-date>
    <dc:date>2014-06-24T12:08:07</dc:date>
    <dc:creator>laura </dc:creator>
    <meta:editing-duration>PT00H21M06S</meta:editing-duration>
    <meta:editing-cycles>2</meta:editing-cycles>
    <meta:generator>OpenOffice.org/3.2$Linux OpenOffice.org_project/320m12$Build-9483</meta:generator>
    <meta:document-statistic meta:table-count="2" meta:cell-count="8122" meta:object-count="0"/>
  </office:meta>
</office:document-meta>
</file>